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121">
      <style:text-properties fo:font-weight="bold" style:font-weight-asian="bold" style:font-weight-complex="bold"/>
    </style:style>
    <style:style style:name="ce3" style:family="table-cell" style:parent-style-name="Default" style:data-style-name="N122"/>
    <style:style style:name="ce1" style:family="table-cell" style:parent-style-name="Default" style:data-style-name="N121"/>
    <style:style style:name="ce5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12pt" svg:height="255.26pt" svg:x="610.67pt" svg:y="27.84pt">
            <draw:object draw:notify-on-update-of-ranges="Sheet1.D2:Sheet1.D31 Sheet1.F2:Sheet1.F31 Sheet1.D2:Sheet1.D31 Sheet1.G2:Sheet1.G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601.91pt" svg:y="469.62pt">
            <draw:object draw:notify-on-update-of-ranges="Sheet1.D33:Sheet1.D62 Sheet1.F33:Sheet1.F62 Sheet1.D33:Sheet1.D62 Sheet1.G33:Sheet1.G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12pt" svg:height="255.23pt" svg:x="619.99pt" svg:y="859.86pt">
            <draw:object draw:notify-on-update-of-ranges="Sheet1.D64:Sheet1.D93 Sheet1.F64:Sheet1.F93 Sheet1.D64:Sheet1.D93 Sheet1.G64:Sheet1.G9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5"/>
          <table:table-cell table:style-name="ce2" office:value-type="string" calcext:value-type="string">
            <text:p>NOISY</text:p>
          </table:table-cell>
          <table:table-cell table:style-name="ce5" office:value-type="string" calcext:value-type="string">
            <text:p>ORIGINAL</text:p>
          </table:table-cell>
          <table:table-cell table:style-name="ce10" office:value-type="string" calcext:value-type="string">
            <text:p>(RAND()-0.5)*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2]/(1-[.G2]))+[.H2])))" office:value-type="float" office:value="0.987106232050822" calcext:value-type="float">
            <text:p><text:s/>6737/6825</text:p>
          </table:table-cell>
          <table:table-cell table:style-name="ce1" table:formula="of:=SQRT(1/([.D2]+1)-0.01)" office:value-type="float" office:value="0.99498743710662" calcext:value-type="float">
            <text:p><text:s/>397/399</text:p>
          </table:table-cell>
          <table:table-cell office:value-type="float" office:value="-0.952749196214958" calcext:value-type="float">
            <text:p>-0.952749196214958</text:p>
          </table:table-cell>
          <table:table-cell table:number-columns-repeated="3"/>
          <table:table-cell table:style-name="ce9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3]/(1-[.G3]))+[.H3])))" office:value-type="float" office:value="0.707643153233871" calcext:value-type="float">
            <text:p><text:s/>5981/8452</text:p>
          </table:table-cell>
          <table:table-cell table:style-name="ce1" table:formula="of:=SQRT(1/([.D3]+1)-0.01)" office:value-type="float" office:value="0.7" calcext:value-type="float">
            <text:p><text:s/>7/10 </text:p>
          </table:table-cell>
          <table:table-cell office:value-type="float" office:value="0.0366669512841733" calcext:value-type="float">
            <text:p>0.0366669512841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4]/(1-[.G4]))+[.H4])))" office:value-type="float" office:value="0.71487854910918" calcext:value-type="float">
            <text:p><text:s/>5857/8193</text:p>
          </table:table-cell>
          <table:table-cell table:style-name="ce1" table:formula="of:=SQRT(1/([.D4]+1)-0.01)" office:value-type="float" office:value="0.568624070307733" calcext:value-type="float">
            <text:p><text:s/>29/51 </text:p>
          </table:table-cell>
          <table:table-cell office:value-type="float" office:value="0.64295783960188" calcext:value-type="float">
            <text:p>0.642957839601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5]/(1-[.G5]))+[.H5])))" office:value-type="float" office:value="0.31783283099088" calcext:value-type="float">
            <text:p><text:s/>2194/6903</text:p>
          </table:table-cell>
          <table:table-cell table:style-name="ce1" table:formula="of:=SQRT(1/([.D5]+1)-0.01)" office:value-type="float" office:value="0.489897948556636" calcext:value-type="float">
            <text:p><text:s/>97/198</text:p>
          </table:table-cell>
          <table:table-cell office:value-type="float" office:value="-0.723335482398988" calcext:value-type="float">
            <text:p>-0.7233354823989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6]/(1-[.G6]))+[.H6])))" office:value-type="float" office:value="0.652915069709233" calcext:value-type="float">
            <text:p><text:s/>6473/9914</text:p>
          </table:table-cell>
          <table:table-cell table:style-name="ce1" table:formula="of:=SQRT(1/([.D6]+1)-0.01)" office:value-type="float" office:value="0.435889894354067" calcext:value-type="float">
            <text:p><text:s/>17/39 </text:p>
          </table:table-cell>
          <table:table-cell office:value-type="float" office:value="0.889737332886194" calcext:value-type="float">
            <text:p>0.8897373328861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7]/(1-[.G7]))+[.H7])))" office:value-type="float" office:value="0.539457142363081" calcext:value-type="float">
            <text:p><text:s/>4293/7958</text:p>
          </table:table-cell>
          <table:table-cell table:style-name="ce1" table:formula="of:=SQRT(1/([.D7]+1)-0.01)" office:value-type="float" office:value="0.395811402901264" calcext:value-type="float">
            <text:p><text:s/>378/955</text:p>
          </table:table-cell>
          <table:table-cell office:value-type="float" office:value="0.581105976552026" calcext:value-type="float">
            <text:p>0.5811059765520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8]/(1-[.G8]))+[.H8])))" office:value-type="float" office:value="0.261512883715412" calcext:value-type="float">
            <text:p><text:s/>1573/6015</text:p>
          </table:table-cell>
          <table:table-cell table:style-name="ce1" table:formula="of:=SQRT(1/([.D8]+1)-0.01)" office:value-type="float" office:value="0.364495737776373" calcext:value-type="float">
            <text:p><text:s/>347/952</text:p>
          </table:table-cell>
          <table:table-cell office:value-type="float" office:value="-0.482216165776296" calcext:value-type="float">
            <text:p>-0.4822161657762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9]/(1-[.G9]))+[.H9])))" office:value-type="float" office:value="0.354106573148284" calcext:value-type="float">
            <text:p><text:s/>2824/7975</text:p>
          </table:table-cell>
          <table:table-cell table:style-name="ce1" table:formula="of:=SQRT(1/([.D9]+1)-0.01)" office:value-type="float" office:value="0.339116499156263" calcext:value-type="float">
            <text:p><text:s/>215/634</text:p>
          </table:table-cell>
          <table:table-cell office:value-type="float" office:value="0.0661972794713508" calcext:value-type="float">
            <text:p>0.0661972794713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10]/(1-[.G10]))+[.H10])))" office:value-type="float" office:value="0.46530635417626" calcext:value-type="float">
            <text:p><text:s/>4607/9901</text:p>
          </table:table-cell>
          <table:table-cell table:style-name="ce1" table:formula="of:=SQRT(1/([.D10]+1)-0.01)" office:value-type="float" office:value="0.317979733805649" calcext:value-type="float">
            <text:p><text:s/>214/673</text:p>
          </table:table-cell>
          <table:table-cell office:value-type="float" office:value="0.624073779237824" calcext:value-type="float">
            <text:p>0.6240737792378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11]/(1-[.G11]))+[.H11])))" office:value-type="float" office:value="0.407026245670268" calcext:value-type="float">
            <text:p><text:s/>1147/2818</text:p>
          </table:table-cell>
          <table:table-cell table:style-name="ce1" table:formula="of:=SQRT(1/([.D11]+1)-0.01)" office:value-type="float" office:value="0.3" calcext:value-type="float">
            <text:p><text:s/>3/10 </text:p>
          </table:table-cell>
          <table:table-cell office:value-type="float" office:value="0.47102539054918" calcext:value-type="float">
            <text:p>0.471025390549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12]/(1-[.G12]))+[.H12])))" office:value-type="float" office:value="0.399065921253104" calcext:value-type="float">
            <text:p><text:s/>769/1927</text:p>
          </table:table-cell>
          <table:table-cell table:style-name="ce1" table:formula="of:=SQRT(1/([.D12]+1)-0.01)" office:value-type="float" office:value="0.284445233584764" calcext:value-type="float">
            <text:p><text:s/>64/225</text:p>
          </table:table-cell>
          <table:table-cell office:value-type="float" office:value="0.513158781313113" calcext:value-type="float">
            <text:p>0.5131587813131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13]/(1-[.G13]))+[.H13])))" office:value-type="float" office:value="0.240078462978745" calcext:value-type="float">
            <text:p><text:s/>1591/6627</text:p>
          </table:table-cell>
          <table:table-cell table:style-name="ce1" table:formula="of:=SQRT(1/([.D13]+1)-0.01)" office:value-type="float" office:value="0.270801280154532" calcext:value-type="float">
            <text:p><text:s/>179/661</text:p>
          </table:table-cell>
          <table:table-cell office:value-type="float" office:value="-0.161688369289224" calcext:value-type="float">
            <text:p>-0.1616883692892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14]/(1-[.G14]))+[.H14])))" office:value-type="float" office:value="0.204407792979892" calcext:value-type="float">
            <text:p><text:s/>1586/7759</text:p>
          </table:table-cell>
          <table:table-cell table:style-name="ce1" table:formula="of:=SQRT(1/([.D14]+1)-0.01)" office:value-type="float" office:value="0.258694949550773" calcext:value-type="float">
            <text:p><text:s/>119/460</text:p>
          </table:table-cell>
          <table:table-cell office:value-type="float" office:value="-0.306207120088935" calcext:value-type="float">
            <text:p>-0.3062071200889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15]/(1-[.G15]))+[.H15])))" office:value-type="float" office:value="0.139833451931272" calcext:value-type="float">
            <text:p><text:s/>403/2882</text:p>
          </table:table-cell>
          <table:table-cell table:style-name="ce1" table:formula="of:=SQRT(1/([.D15]+1)-0.01)" office:value-type="float" office:value="0.247847879612821" calcext:value-type="float">
            <text:p><text:s/>144/581</text:p>
          </table:table-cell>
          <table:table-cell office:value-type="float" office:value="-0.706550523732066" calcext:value-type="float">
            <text:p>-0.7065505237320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16]/(1-[.G16]))+[.H16])))" office:value-type="float" office:value="0.316300798415393" calcext:value-type="float">
            <text:p><text:s/>2507/7926</text:p>
          </table:table-cell>
          <table:table-cell table:style-name="ce1" table:formula="of:=SQRT(1/([.D16]+1)-0.01)" office:value-type="float" office:value="0.238047614284762" calcext:value-type="float">
            <text:p><text:s/>234/983</text:p>
          </table:table-cell>
          <table:table-cell office:value-type="float" office:value="0.392588951524234" calcext:value-type="float">
            <text:p>0.3925889515242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17]/(1-[.G17]))+[.H17])))" office:value-type="float" office:value="0.319485560003158" calcext:value-type="float">
            <text:p><text:s/>3130/9797</text:p>
          </table:table-cell>
          <table:table-cell table:style-name="ce1" table:formula="of:=SQRT(1/([.D17]+1)-0.01)" office:value-type="float" office:value="0.229128784747792" calcext:value-type="float">
            <text:p><text:s/>129/563</text:p>
          </table:table-cell>
          <table:table-cell office:value-type="float" office:value="0.457100134966873" calcext:value-type="float">
            <text:p>0.4571001349668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18]/(1-[.G18]))+[.H18])))" office:value-type="float" office:value="0.42818841255004" calcext:value-type="float">
            <text:p><text:s/>1118/2611</text:p>
          </table:table-cell>
          <table:table-cell table:style-name="ce1" table:formula="of:=SQRT(1/([.D18]+1)-0.01)" office:value-type="float" office:value="0.220960470246976" calcext:value-type="float">
            <text:p><text:s/>175/792</text:p>
          </table:table-cell>
          <table:table-cell office:value-type="float" office:value="0.970831741357583" calcext:value-type="float">
            <text:p>0.9708317413575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19]/(1-[.G19]))+[.H19])))" office:value-type="float" office:value="0.383118236744708" calcext:value-type="float">
            <text:p><text:s/>3681/9608</text:p>
          </table:table-cell>
          <table:table-cell table:style-name="ce1" table:formula="of:=SQRT(1/([.D19]+1)-0.01)" office:value-type="float" office:value="0.213437474581095" calcext:value-type="float">
            <text:p><text:s/>54/253</text:p>
          </table:table-cell>
          <table:table-cell office:value-type="float" office:value="0.82799456677529" calcext:value-type="float">
            <text:p>0.827994566775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20]/(1-[.G20]))+[.H20])))" office:value-type="float" office:value="0.0970052614267766" calcext:value-type="float">
            <text:p><text:s/>826/8515</text:p>
          </table:table-cell>
          <table:table-cell table:style-name="ce1" table:formula="of:=SQRT(1/([.D20]+1)-0.01)" office:value-type="float" office:value="0.206474160483506" calcext:value-type="float">
            <text:p><text:s/>185/896</text:p>
          </table:table-cell>
          <table:table-cell office:value-type="float" office:value="-0.884640678573642" calcext:value-type="float">
            <text:p>-0.8846406785736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21]/(1-[.G21]))+[.H21])))" office:value-type="float" office:value="0.150906511797978" calcext:value-type="float">
            <text:p><text:s/>849/5626</text:p>
          </table:table-cell>
          <table:table-cell table:style-name="ce1" table:formula="of:=SQRT(1/([.D21]+1)-0.01)" office:value-type="float" office:value="0.2" calcext:value-type="float">
            <text:p><text:s/>1/5 <text:s/></text:p>
          </table:table-cell>
          <table:table-cell office:value-type="float" office:value="-0.341214416886192" calcext:value-type="float">
            <text:p>-0.341214416886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22]/(1-[.G22]))+[.H22])))" office:value-type="float" office:value="0.125261458562022" calcext:value-type="float">
            <text:p><text:s/>539/4303</text:p>
          </table:table-cell>
          <table:table-cell table:style-name="ce1" table:formula="of:=SQRT(1/([.D22]+1)-0.01)" office:value-type="float" office:value="0.193956303375393" calcext:value-type="float">
            <text:p><text:s/>77/397</text:p>
          </table:table-cell>
          <table:table-cell office:value-type="float" office:value="-0.519016748762696" calcext:value-type="float">
            <text:p>-0.5190167487626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23]/(1-[.G23]))+[.H23])))" office:value-type="float" office:value="0.0855830037021586" calcext:value-type="float">
            <text:p><text:s/>149/1741</text:p>
          </table:table-cell>
          <table:table-cell table:style-name="ce1" table:formula="of:=SQRT(1/([.D23]+1)-0.01)" office:value-type="float" office:value="0.188293774338254" calcext:value-type="float">
            <text:p><text:s/>74/393</text:p>
          </table:table-cell>
          <table:table-cell office:value-type="float" office:value="-0.907664880144647" calcext:value-type="float">
            <text:p>-0.9076648801446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24]/(1-[.G24]))+[.H24])))" office:value-type="float" office:value="0.0881190858031582" calcext:value-type="float">
            <text:p><text:s/>669/7592</text:p>
          </table:table-cell>
          <table:table-cell table:style-name="ce1" table:formula="of:=SQRT(1/([.D24]+1)-0.01)" office:value-type="float" office:value="0.182970655760877" calcext:value-type="float">
            <text:p><text:s/>101/552</text:p>
          </table:table-cell>
          <table:table-cell office:value-type="float" office:value="-0.840471035257096" calcext:value-type="float">
            <text:p>-0.8404710352570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25]/(1-[.G25]))+[.H25])))" office:value-type="float" office:value="0.0967282146350602" calcext:value-type="float">
            <text:p><text:s/>949/9811</text:p>
          </table:table-cell>
          <table:table-cell table:style-name="ce1" table:formula="of:=SQRT(1/([.D25]+1)-0.01)" office:value-type="float" office:value="0.177951304200522" calcext:value-type="float">
            <text:p><text:s/>113/635</text:p>
          </table:table-cell>
          <table:table-cell office:value-type="float" office:value="-0.703828660801542" calcext:value-type="float">
            <text:p>-0.7038286608015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26]/(1-[.G26]))+[.H26])))" office:value-type="float" office:value="0.211066143637319" calcext:value-type="float">
            <text:p><text:s/>782/3705</text:p>
          </table:table-cell>
          <table:table-cell table:style-name="ce1" table:formula="of:=SQRT(1/([.D26]+1)-0.01)" office:value-type="float" office:value="0.173205080756888" calcext:value-type="float">
            <text:p><text:s/>128/739</text:p>
          </table:table-cell>
          <table:table-cell office:value-type="float" office:value="0.244569428595592" calcext:value-type="float">
            <text:p>0.2445694285955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27]/(1-[.G27]))+[.H27])))" office:value-type="float" office:value="0.133516915137119" calcext:value-type="float">
            <text:p><text:s/>1309/9804</text:p>
          </table:table-cell>
          <table:table-cell table:style-name="ce1" table:formula="of:=SQRT(1/([.D27]+1)-0.01)" office:value-type="float" office:value="0.168705478457395" calcext:value-type="float">
            <text:p><text:s/>69/409</text:p>
          </table:table-cell>
          <table:table-cell office:value-type="float" office:value="-0.27538472607743" calcext:value-type="float">
            <text:p>-0.275384726077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28]/(1-[.G28]))+[.H28])))" office:value-type="float" office:value="0.336814816917509" calcext:value-type="float">
            <text:p><text:s/>3257/9670</text:p>
          </table:table-cell>
          <table:table-cell table:style-name="ce1" table:formula="of:=SQRT(1/([.D28]+1)-0.01)" office:value-type="float" office:value="0.164429428743875" calcext:value-type="float">
            <text:p><text:s/>49/298</text:p>
          </table:table-cell>
          <table:table-cell office:value-type="float" office:value="0.948112349408634" calcext:value-type="float">
            <text:p>0.9481123494086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29]/(1-[.G29]))+[.H29])))" office:value-type="float" office:value="0.132188955004703" calcext:value-type="float">
            <text:p><text:s/>1055/7981</text:p>
          </table:table-cell>
          <table:table-cell table:style-name="ce1" table:formula="of:=SQRT(1/([.D29]+1)-0.01)" office:value-type="float" office:value="0.160356745147455" calcext:value-type="float">
            <text:p><text:s/>72/449</text:p>
          </table:table-cell>
          <table:table-cell office:value-type="float" office:value="-0.226165509941455" calcext:value-type="float">
            <text:p>-0.2261655099414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30]/(1-[.G30]))+[.H30])))" office:value-type="float" office:value="0.164600752938695" calcext:value-type="float">
            <text:p><text:s/>571/3469</text:p>
          </table:table-cell>
          <table:table-cell table:style-name="ce1" table:formula="of:=SQRT(1/([.D30]+1)-0.01)" office:value-type="float" office:value="0.156469673166047" calcext:value-type="float">
            <text:p><text:s/>156/997</text:p>
          </table:table-cell>
          <table:table-cell office:value-type="float" office:value="0.0603467572066549" calcext:value-type="float">
            <text:p>0.0603467572066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31]/(1-[.G31]))+[.H31])))" office:value-type="float" office:value="0.194485771568087" calcext:value-type="float">
            <text:p><text:s/>1700/8741</text:p>
          </table:table-cell>
          <table:table-cell table:style-name="ce1" table:formula="of:=SQRT(1/([.D31]+1)-0.01)" office:value-type="float" office:value="0.152752523165195" calcext:value-type="float">
            <text:p><text:s/>86/563</text:p>
          </table:table-cell>
          <table:table-cell office:value-type="float" office:value="0.292051856167289" calcext:value-type="float">
            <text:p>0.292051856167289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/>
          <table:table-cell table:style-name="ce1"/>
          <table:table-cell table:style-name="ce5" office:value-type="string" calcext:value-type="string">
            <text:p>(RAND()-0.5)*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33]/(1-[.G33]))+[.H33])))" office:value-type="float" office:value="0.188593898264586" calcext:value-type="float">
            <text:p><text:s/>959/5085</text:p>
          </table:table-cell>
          <table:table-cell table:style-name="ce1" office:value-type="float" office:value="0.1" calcext:value-type="float">
            <text:p><text:s/>1/10 </text:p>
          </table:table-cell>
          <table:table-cell office:value-type="float" office:value="0.738051923473139" calcext:value-type="float">
            <text:p>0.7380519234731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34]/(1-[.G34]))+[.H34])))" office:value-type="float" office:value="0.323606267399826" calcext:value-type="float">
            <text:p><text:s/>743/2296</text:p>
          </table:table-cell>
          <table:table-cell table:style-name="ce1" office:value-type="float" office:value="0.2" calcext:value-type="float">
            <text:p><text:s/>1/5 <text:s/></text:p>
          </table:table-cell>
          <table:table-cell office:value-type="float" office:value="0.649046562691371" calcext:value-type="float">
            <text:p>0.6490465626913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35]/(1-[.G35]))+[.H35])))" office:value-type="float" office:value="0.0457754922698733" calcext:value-type="float">
            <text:p><text:s/>188/4107</text:p>
          </table:table-cell>
          <table:table-cell table:style-name="ce1" office:value-type="float" office:value="0.3" calcext:value-type="float">
            <text:p><text:s/>3/10 </text:p>
          </table:table-cell>
          <table:table-cell office:value-type="float" office:value="-2.18985227180164" calcext:value-type="float">
            <text:p>-2.189852271801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36]/(1-[.G36]))+[.H36])))" office:value-type="float" office:value="0.343701144023551" calcext:value-type="float">
            <text:p><text:s/>2199/6398</text:p>
          </table:table-cell>
          <table:table-cell table:style-name="ce1" office:value-type="float" office:value="0.45" calcext:value-type="float">
            <text:p><text:s/>9/20 </text:p>
          </table:table-cell>
          <table:table-cell office:value-type="float" office:value="-0.446173050471923" calcext:value-type="float">
            <text:p>-0.4461730504719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37]/(1-[.G37]))+[.H37])))" office:value-type="float" office:value="0.91990460049677" calcext:value-type="float">
            <text:p><text:s/>6558/7129</text:p>
          </table:table-cell>
          <table:table-cell table:style-name="ce1" office:value-type="float" office:value="0.7" calcext:value-type="float">
            <text:p><text:s/>7/10 </text:p>
          </table:table-cell>
          <table:table-cell office:value-type="float" office:value="1.59375369115868" calcext:value-type="float">
            <text:p>1.593753691158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38]/(1-[.G38]))+[.H38])))" office:value-type="float" office:value="0.752692106126345" calcext:value-type="float">
            <text:p><text:s/>4124/5479</text:p>
          </table:table-cell>
          <table:table-cell table:style-name="ce1" office:value-type="float" office:value="0.8" calcext:value-type="float">
            <text:p><text:s/>4/5 <text:s/></text:p>
          </table:table-cell>
          <table:table-cell office:value-type="float" office:value="-0.273272200795664" calcext:value-type="float">
            <text:p>-0.2732722007956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39]/(1-[.G39]))+[.H39])))" office:value-type="float" office:value="0.374298753883971" calcext:value-type="float">
            <text:p><text:s/>2869/7665</text:p>
          </table:table-cell>
          <table:table-cell table:style-name="ce1" office:value-type="float" office:value="0.65" calcext:value-type="float">
            <text:p><text:s/>13/20 </text:p>
          </table:table-cell>
          <table:table-cell office:value-type="float" office:value="-1.13285793724939" calcext:value-type="float">
            <text:p>-1.132857937249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40]/(1-[.G40]))+[.H40])))" office:value-type="float" office:value="0.0698906195014291" calcext:value-type="float">
            <text:p><text:s/>607/8685</text:p>
          </table:table-cell>
          <table:table-cell table:style-name="ce1" office:value-type="float" office:value="0.4" calcext:value-type="float">
            <text:p><text:s/>2/5 <text:s/></text:p>
          </table:table-cell>
          <table:table-cell office:value-type="float" office:value="-2.18290564316331" calcext:value-type="float">
            <text:p>-2.182905643163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41]/(1-[.G41]))+[.H41])))" office:value-type="float" office:value="0.0922017274531044" calcext:value-type="float">
            <text:p><text:s/>415/4501</text:p>
          </table:table-cell>
          <table:table-cell table:style-name="ce1" office:value-type="float" office:value="0.3" calcext:value-type="float">
            <text:p><text:s/>3/10 </text:p>
          </table:table-cell>
          <table:table-cell office:value-type="float" office:value="-1.4397454604119" calcext:value-type="float">
            <text:p>-1.43974546041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42]/(1-[.G42]))+[.H42])))" office:value-type="float" office:value="0.539951826594386" calcext:value-type="float">
            <text:p><text:s/>5156/9549</text:p>
          </table:table-cell>
          <table:table-cell table:style-name="ce1" office:value-type="float" office:value="0.2" calcext:value-type="float">
            <text:p><text:s/>1/5 <text:s/></text:p>
          </table:table-cell>
          <table:table-cell office:value-type="float" office:value="1.54644307789367" calcext:value-type="float">
            <text:p>1.546443077893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43]/(1-[.G43]))+[.H43])))" office:value-type="float" office:value="0.200264713483371" calcext:value-type="float">
            <text:p><text:s/>1967/9822</text:p>
          </table:table-cell>
          <table:table-cell table:style-name="ce1" office:value-type="float" office:value="0.1" calcext:value-type="float">
            <text:p><text:s/>1/10 </text:p>
          </table:table-cell>
          <table:table-cell office:value-type="float" office:value="0.812583855100958" calcext:value-type="float">
            <text:p>0.8125838551009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44]/(1-[.G44]))+[.H44])))" office:value-type="float" office:value="0.0230544739212569" calcext:value-type="float">
            <text:p><text:s/>229/9933</text:p>
          </table:table-cell>
          <table:table-cell table:style-name="ce1" office:value-type="float" office:value="0.05" calcext:value-type="float">
            <text:p><text:s/>1/20 </text:p>
          </table:table-cell>
          <table:table-cell office:value-type="float" office:value="-0.802132068030076" calcext:value-type="float">
            <text:p>-0.8021320680300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45]/(1-[.G45]))+[.H45])))" office:value-type="float" office:value="0.0446860317952598" calcext:value-type="float">
            <text:p><text:s/>37/828 </text:p>
          </table:table-cell>
          <table:table-cell table:style-name="ce1" office:value-type="float" office:value="0.04" calcext:value-type="float">
            <text:p><text:s/>1/25 </text:p>
          </table:table-cell>
          <table:table-cell office:value-type="float" office:value="0.115674746362958" calcext:value-type="float">
            <text:p>0.1156747463629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46]/(1-[.G46]))+[.H46])))" office:value-type="float" office:value="0.0304145256838397" calcext:value-type="float">
            <text:p><text:s/>124/4077</text:p>
          </table:table-cell>
          <table:table-cell table:style-name="ce1" office:value-type="float" office:value="0.03" calcext:value-type="float">
            <text:p><text:s/>3/100</text:p>
          </table:table-cell>
          <table:table-cell office:value-type="float" office:value="0.0141503685826139" calcext:value-type="float">
            <text:p>0.0141503685826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47]/(1-[.G47]))+[.H47])))" office:value-type="float" office:value="0.0383680429989433" calcext:value-type="float">
            <text:p><text:s/>363/9461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1.37371295329422" calcext:value-type="float">
            <text:p>1.373712953294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48]/(1-[.G48]))+[.H48])))" office:value-type="float" office:value="0.0708811536866374" calcext:value-type="float">
            <text:p><text:s/>37/522 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2.02188777299154" calcext:value-type="float">
            <text:p>2.021887772991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49]/(1-[.G49]))+[.H49])))" office:value-type="float" office:value="0.00240099157656651" calcext:value-type="float">
            <text:p><text:s/>2/833 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-1.43434974133787" calcext:value-type="float">
            <text:p>-1.434349741337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50]/(1-[.G50]))+[.H50])))" office:value-type="float" office:value="0.0360803402630941" calcext:value-type="float">
            <text:p><text:s/>88/2439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1.30986002546419" calcext:value-type="float">
            <text:p>1.309860025464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51]/(1-[.G51]))+[.H51])))" office:value-type="float" office:value="0.0122828903568827" calcext:value-type="float">
            <text:p><text:s/>99/8060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0.207930785763288" calcext:value-type="float">
            <text:p>0.2079307857632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52]/(1-[.G52]))+[.H52])))" office:value-type="float" office:value="0.00260756445713854" calcext:value-type="float">
            <text:p><text:s/>2/767 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-1.35160783128569" calcext:value-type="float">
            <text:p>-1.351607831285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53]/(1-[.G53]))+[.H53])))" office:value-type="float" office:value="0.0434665704798351" calcext:value-type="float">
            <text:p><text:s/>323/7431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1.50379625996166" calcext:value-type="float">
            <text:p>1.503796259961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54]/(1-[.G54]))+[.H54])))" office:value-type="float" office:value="0.0119652990216463" calcext:value-type="float">
            <text:p><text:s/>40/3343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0.181412742965826" calcext:value-type="float">
            <text:p>0.1814127429658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55]/(1-[.G55]))+[.H55])))" office:value-type="float" office:value="0.00366729836871921" calcext:value-type="float">
            <text:p><text:s/>25/6817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-1.0095061377849" calcext:value-type="float">
            <text:p>-1.00950613778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56]/(1-[.G56]))+[.H56])))" office:value-type="float" office:value="0.108840019106135" calcext:value-type="float">
            <text:p><text:s/>1049/9638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2.49247497617024" calcext:value-type="float">
            <text:p>2.492474976170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57]/(1-[.G57]))+[.H57])))" office:value-type="float" office:value="0.00258577949736813" calcext:value-type="float">
            <text:p><text:s/>15/5801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-1.36001929157304" calcext:value-type="float">
            <text:p>-1.360019291573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58]/(1-[.G58]))+[.H58])))" office:value-type="float" office:value="0.0980771798474087" calcext:value-type="float">
            <text:p><text:s/>760/7749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2.37634561715348" calcext:value-type="float">
            <text:p>2.376345617153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59]/(1-[.G59]))+[.H59])))" office:value-type="float" office:value="0.0218025589088738" calcext:value-type="float">
            <text:p><text:s/>142/6513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0.791435662016454" calcext:value-type="float">
            <text:p>0.7914356620164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60]/(1-[.G60]))+[.H60])))" office:value-type="float" office:value="0.0501556808711501" calcext:value-type="float">
            <text:p><text:s/>451/8992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1.65395353915288" calcext:value-type="float">
            <text:p>1.653953539152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61]/(1-[.G61]))+[.H61])))" office:value-type="float" office:value="0.0287000804075669" calcext:value-type="float">
            <text:p><text:s/>51/1777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1.07338447692879" calcext:value-type="float">
            <text:p>1.073384476928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62]/(1-[.G62]))+[.H62])))" office:value-type="float" office:value="0.00490143411897747" calcext:value-type="float">
            <text:p><text:s/>46/9385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-0.718194103667462" calcext:value-type="float">
            <text:p>-0.71819410366746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/>
          <table:table-cell table:style-name="ce1"/>
          <table:table-cell table:style-name="ce5" office:value-type="string" calcext:value-type="string">
            <text:p>(RAND()-0.5)*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64]/(1-[.G64]))+[.H64])))" office:value-type="float" office:value="0.0194038110664641" calcext:value-type="float">
            <text:p><text:s/>69/3556</text:p>
          </table:table-cell>
          <table:table-cell table:style-name="ce1" office:value-type="float" office:value="0.1" calcext:value-type="float">
            <text:p><text:s/>1/10 </text:p>
          </table:table-cell>
          <table:table-cell office:value-type="float" office:value="-1.7254666719084" calcext:value-type="float">
            <text:p>-1.72546667190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65]/(1-[.G65]))+[.H65])))" office:value-type="float" office:value="0.0072466941311709" calcext:value-type="float">
            <text:p><text:s/>1/138 </text:p>
          </table:table-cell>
          <table:table-cell table:style-name="ce1" office:value-type="float" office:value="0.02" calcext:value-type="float">
            <text:p><text:s/>1/50 </text:p>
          </table:table-cell>
          <table:table-cell office:value-type="float" office:value="-1.02811651893884" calcext:value-type="float">
            <text:p>-1.028116518938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66]/(1-[.G66]))+[.H66])))" office:value-type="float" office:value="0.097588890971276" calcext:value-type="float">
            <text:p><text:s/>939/9622</text:p>
          </table:table-cell>
          <table:table-cell table:style-name="ce1" office:value-type="float" office:value="0.03" calcext:value-type="float">
            <text:p><text:s/>3/100</text:p>
          </table:table-cell>
          <table:table-cell office:value-type="float" office:value="1.25179216355532" calcext:value-type="float">
            <text:p>1.251792163555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67]/(1-[.G67]))+[.H67])))" office:value-type="float" office:value="0.00221368947745727" calcext:value-type="float">
            <text:p><text:s/>15/6776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-1.51575871517194" calcext:value-type="float">
            <text:p>-1.515758715171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68]/(1-[.G68]))+[.H68])))" office:value-type="float" office:value="0.0222699925834606" calcext:value-type="float">
            <text:p><text:s/>145/6511</text:p>
          </table:table-cell>
          <table:table-cell table:style-name="ce1" office:value-type="float" office:value="0.1" calcext:value-type="float">
            <text:p><text:s/>1/10 </text:p>
          </table:table-cell>
          <table:table-cell office:value-type="float" office:value="-1.58476884030814" calcext:value-type="float">
            <text:p>-1.584768840308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69]/(1-[.G69]))+[.H69])))" office:value-type="float" office:value="0.0757040245436107" calcext:value-type="float">
            <text:p><text:s/>664/8771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2.09291883343715" calcext:value-type="float">
            <text:p>2.092918833437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70]/(1-[.G70]))+[.H70])))" office:value-type="float" office:value="0.194127747083764" calcext:value-type="float">
            <text:p><text:s/>1243/6403</text:p>
          </table:table-cell>
          <table:table-cell table:style-name="ce1" office:value-type="float" office:value="0.2" calcext:value-type="float">
            <text:p><text:s/>1/5 <text:s/></text:p>
          </table:table-cell>
          <table:table-cell office:value-type="float" office:value="-0.0371144412075752" calcext:value-type="float">
            <text:p>-0.0371144412075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71]/(1-[.G71]))+[.H71])))" office:value-type="float" office:value="0.998972888826925" calcext:value-type="float">
            <text:p><text:s/>4863/4868</text:p>
          </table:table-cell>
          <table:table-cell table:style-name="ce1" office:value-type="float" office:value="0.99" calcext:value-type="float">
            <text:p><text:s/>99/100</text:p>
          </table:table-cell>
          <table:table-cell office:value-type="float" office:value="2.2848576144303" calcext:value-type="float">
            <text:p>2.28485761443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72]/(1-[.G72]))+[.H72])))" office:value-type="float" office:value="0.988939779689551" calcext:value-type="float">
            <text:p><text:s/>8852/8951</text:p>
          </table:table-cell>
          <table:table-cell table:style-name="ce1" office:value-type="float" office:value="0.99" calcext:value-type="float">
            <text:p><text:s/>99/100</text:p>
          </table:table-cell>
          <table:table-cell office:value-type="float" office:value="-0.101841325933534" calcext:value-type="float">
            <text:p>-0.1018413259335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73]/(1-[.G73]))+[.H73])))" office:value-type="float" office:value="0.505798750281531" calcext:value-type="float">
            <text:p><text:s/>4841/9571</text:p>
          </table:table-cell>
          <table:table-cell table:style-name="ce1" office:value-type="float" office:value="0.8" calcext:value-type="float">
            <text:p><text:s/>4/5 <text:s/></text:p>
          </table:table-cell>
          <table:table-cell office:value-type="float" office:value="-1.36309831998501" calcext:value-type="float">
            <text:p>-1.363098319985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74]/(1-[.G74]))+[.H74])))" office:value-type="float" office:value="0.800758442365465" calcext:value-type="float">
            <text:p><text:s/>7813/9757</text:p>
          </table:table-cell>
          <table:table-cell table:style-name="ce1" office:value-type="float" office:value="0.6" calcext:value-type="float">
            <text:p><text:s/>3/5 <text:s/></text:p>
          </table:table-cell>
          <table:table-cell office:value-type="float" office:value="0.985576277343083" calcext:value-type="float">
            <text:p>0.9855762773430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75]/(1-[.G75]))+[.H75])))" office:value-type="float" office:value="0.781382221997177" calcext:value-type="float">
            <text:p><text:s/>554/709 </text:p>
          </table:table-cell>
          <table:table-cell table:style-name="ce1" office:value-type="float" office:value="0.7" calcext:value-type="float">
            <text:p><text:s/>7/10 </text:p>
          </table:table-cell>
          <table:table-cell office:value-type="float" office:value="0.426441671427128" calcext:value-type="float">
            <text:p>0.4264416714271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76]/(1-[.G76]))+[.H76])))" office:value-type="float" office:value="0.416877390377533" calcext:value-type="float">
            <text:p><text:s/>1319/3164</text:p>
          </table:table-cell>
          <table:table-cell table:style-name="ce1" office:value-type="float" office:value="0.4" calcext:value-type="float">
            <text:p><text:s/>2/5 <text:s/></text:p>
          </table:table-cell>
          <table:table-cell office:value-type="float" office:value="0.0698597864615425" calcext:value-type="float">
            <text:p>0.0698597864615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77]/(1-[.G77]))+[.H77])))" office:value-type="float" office:value="0.714531262903" calcext:value-type="float">
            <text:p><text:s/>5404/7563</text:p>
          </table:table-cell>
          <table:table-cell table:style-name="ce1" office:value-type="float" office:value="0.3" calcext:value-type="float">
            <text:p><text:s/>3/10 </text:p>
          </table:table-cell>
          <table:table-cell office:value-type="float" office:value="1.76479209092459" calcext:value-type="float">
            <text:p>1.764792090924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78]/(1-[.G78]))+[.H78])))" office:value-type="float" office:value="0.497803676742015" calcext:value-type="float">
            <text:p><text:s/>4873/9789</text:p>
          </table:table-cell>
          <table:table-cell table:style-name="ce1" office:value-type="float" office:value="0.2" calcext:value-type="float">
            <text:p><text:s/>1/5 <text:s/></text:p>
          </table:table-cell>
          <table:table-cell office:value-type="float" office:value="1.37750901158221" calcext:value-type="float">
            <text:p>1.377509011582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79]/(1-[.G79]))+[.H79])))" office:value-type="float" office:value="0.161538910870952" calcext:value-type="float">
            <text:p><text:s/>1612/9979</text:p>
          </table:table-cell>
          <table:table-cell table:style-name="ce1" office:value-type="float" office:value="0.1" calcext:value-type="float">
            <text:p><text:s/>1/10 </text:p>
          </table:table-cell>
          <table:table-cell office:value-type="float" office:value="0.550402450309993" calcext:value-type="float">
            <text:p>0.5504024503099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80]/(1-[.G80]))+[.H80])))" office:value-type="float" office:value="0.388406096042142" calcext:value-type="float">
            <text:p><text:s/>3799/9781</text:p>
          </table:table-cell>
          <table:table-cell table:style-name="ce1" office:value-type="float" office:value="0.05" calcext:value-type="float">
            <text:p><text:s/>1/20 </text:p>
          </table:table-cell>
          <table:table-cell office:value-type="float" office:value="2.49042190409113" calcext:value-type="float">
            <text:p>2.490421904091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81]/(1-[.G81]))+[.H81])))" office:value-type="float" office:value="0.0442569465602728" calcext:value-type="float">
            <text:p><text:s/>299/6756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1.52264308930771" calcext:value-type="float">
            <text:p>1.522643089307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82]/(1-[.G82]))+[.H82])))" office:value-type="float" office:value="0.0278956763644052" calcext:value-type="float">
            <text:p><text:s/>46/1649</text:p>
          </table:table-cell>
          <table:table-cell table:style-name="ce1" office:value-type="float" office:value="0.05" calcext:value-type="float">
            <text:p><text:s/>1/20 </text:p>
          </table:table-cell>
          <table:table-cell office:value-type="float" office:value="-0.606552440577229" calcext:value-type="float">
            <text:p>-0.6065524405772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83]/(1-[.G83]))+[.H83])))" office:value-type="float" office:value="0.00143599871849617" calcext:value-type="float">
            <text:p><text:s/>8/5571</text:p>
          </table:table-cell>
          <table:table-cell table:style-name="ce1" office:value-type="float" office:value="0.01" calcext:value-type="float">
            <text:p><text:s/>1/100</text:p>
          </table:table-cell>
          <table:table-cell office:value-type="float" office:value="-1.94933781988128" calcext:value-type="float">
            <text:p>-1.949337819881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84]/(1-[.G84]))+[.H84])))" office:value-type="float" office:value="0.00260928606584674" calcext:value-type="float">
            <text:p><text:s/>4/1533</text:p>
          </table:table-cell>
          <table:table-cell table:style-name="ce1" office:value-type="float" office:value="0.03" calcext:value-type="float">
            <text:p><text:s/>3/100</text:p>
          </table:table-cell>
          <table:table-cell office:value-type="float" office:value="-2.46996724703435" calcext:value-type="float">
            <text:p>-2.469967247034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85]/(1-[.G85]))+[.H85])))" office:value-type="float" office:value="0.977521623193967" calcext:value-type="float">
            <text:p><text:s/>1696/1735</text:p>
          </table:table-cell>
          <table:table-cell table:style-name="ce1" office:value-type="float" office:value="0.8" calcext:value-type="float">
            <text:p><text:s/>4/5 <text:s/></text:p>
          </table:table-cell>
          <table:table-cell office:value-type="float" office:value="2.38617223512835" calcext:value-type="float">
            <text:p>2.386172235128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86]/(1-[.G86]))+[.H86])))" office:value-type="float" office:value="0.694822103908953" calcext:value-type="float">
            <text:p><text:s/>2402/3457</text:p>
          </table:table-cell>
          <table:table-cell table:style-name="ce1" office:value-type="float" office:value="0.65" calcext:value-type="float">
            <text:p><text:s/>13/20 </text:p>
          </table:table-cell>
          <table:table-cell office:value-type="float" office:value="0.203721766348884" calcext:value-type="float">
            <text:p>0.2037217663488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87]/(1-[.G87]))+[.H87])))" office:value-type="float" office:value="0.29023206301002" calcext:value-type="float">
            <text:p><text:s/>2689/9265</text:p>
          </table:table-cell>
          <table:table-cell table:style-name="ce1" office:value-type="float" office:value="0.4" calcext:value-type="float">
            <text:p><text:s/>2/5 <text:s/></text:p>
          </table:table-cell>
          <table:table-cell office:value-type="float" office:value="-0.488792138937121" calcext:value-type="float">
            <text:p>-0.4887921389371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88]/(1-[.G88]))+[.H88])))" office:value-type="float" office:value="0.560605837046131" calcext:value-type="float">
            <text:p><text:s/>37/66 <text:s/></text:p>
          </table:table-cell>
          <table:table-cell table:style-name="ce1" office:value-type="float" office:value="0.3" calcext:value-type="float">
            <text:p><text:s/>3/10 </text:p>
          </table:table-cell>
          <table:table-cell office:value-type="float" office:value="1.09091903547086" calcext:value-type="float">
            <text:p>1.090919035470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89]/(1-[.G89]))+[.H89])))" office:value-type="float" office:value="0.128680380145991" calcext:value-type="float">
            <text:p><text:s/>1215/9442</text:p>
          </table:table-cell>
          <table:table-cell table:style-name="ce1" office:value-type="float" office:value="0.2" calcext:value-type="float">
            <text:p><text:s/>1/5 <text:s/></text:p>
          </table:table-cell>
          <table:table-cell office:value-type="float" office:value="-0.526382849209856" calcext:value-type="float">
            <text:p>-0.5263828492098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90]/(1-[.G90]))+[.H90])))" office:value-type="float" office:value="0.0154129194453942" calcext:value-type="float">
            <text:p><text:s/>67/4347</text:p>
          </table:table-cell>
          <table:table-cell table:style-name="ce1" office:value-type="float" office:value="0.1" calcext:value-type="float">
            <text:p><text:s/>1/10 </text:p>
          </table:table-cell>
          <table:table-cell office:value-type="float" office:value="-1.95979168564077" calcext:value-type="float">
            <text:p>-1.959791685640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91]/(1-[.G91]))+[.H91])))" office:value-type="float" office:value="0.0503441870709335" calcext:value-type="float">
            <text:p><text:s/>490/9733</text:p>
          </table:table-cell>
          <table:table-cell table:style-name="ce1" office:value-type="float" office:value="0.05" calcext:value-type="float">
            <text:p><text:s/>1/20 </text:p>
          </table:table-cell>
          <table:table-cell office:value-type="float" office:value="0.00722252447039995" calcext:value-type="float">
            <text:p>0.00722252447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92]/(1-[.G92]))+[.H92])))" office:value-type="float" office:value="0.00611683460168849" calcext:value-type="float">
            <text:p><text:s/>60/9809</text:p>
          </table:table-cell>
          <table:table-cell table:style-name="ce1" office:value-type="float" office:value="0.04" calcext:value-type="float">
            <text:p><text:s/>1/25 </text:p>
          </table:table-cell>
          <table:table-cell office:value-type="float" office:value="-1.91252108878705" calcext:value-type="float">
            <text:p>-1.912521088787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th-prob</text:p>
          </table:table-cell>
          <table:table-cell table:style-name="ce3" table:formula="of:=1/(1+EXP(-(LN([.G93]/(1-[.G93]))+[.H93])))" office:value-type="float" office:value="0.0049525191119394" calcext:value-type="float">
            <text:p><text:s/>12/2423</text:p>
          </table:table-cell>
          <table:table-cell table:style-name="ce1" office:value-type="float" office:value="0.03" calcext:value-type="float">
            <text:p><text:s/>3/100</text:p>
          </table:table-cell>
          <table:table-cell office:value-type="float" office:value="-1.8267954070383" calcext:value-type="float">
            <text:p>-1.8267954070383</text:p>
          </table:table-cell>
          <table:table-cell table:number-columns-repeated="4"/>
        </table:table-row>
        <table:table-row table:style-name="ro1" table:number-rows-repeated="104848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shapes>
          <draw:frame draw:z-index="0" draw:style-name="gr1" draw:text-style-name="P1" svg:width="453.46pt" svg:height="255.23pt" svg:x="700.87pt" svg:y="622.69pt">
            <draw:object draw:notify-on-update-of-ranges="Sheet2.A43:Sheet2.A73 Sheet2.B43:Sheet2.B73 Sheet2.A43:Sheet2.A73 Sheet2.G43:Sheet2.G7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46pt" svg:height="255.26pt" svg:x="682.92pt" svg:y="127.25pt">
            <draw:object draw:notify-on-update-of-ranges="Sheet2.A6:Sheet2.A36 Sheet2.B6:Sheet2.B36 Sheet2.A6:Sheet2.A36 Sheet2.G6:Sheet2.G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5" office:value-type="string" calcext:value-type="string">
            <text:p>NON NOISY VERSION</text:p>
          </table:table-cell>
          <table:table-cell table:number-columns-repeated="4"/>
          <table:table-cell table:style-name="ce5" office:value-type="string" calcext:value-type="string">
            <text:p>NOISY VERSION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Query: {engagement=true}@I holds-with-prob P, for I=0,...,30. </text:p>
          </table:table-cell>
          <table:table-cell table:style-name="ce5" table:number-columns-repeated="8"/>
        </table:table-row>
        <table:table-row table:style-name="ro1">
          <table:table-cell table:style-name="ce5" office:value-type="string" calcext:value-type="string">
            <text:p>Number of samples per query: 1000. </text:p>
          </table:table-cell>
          <table:table-cell table:style-name="ce5" table:number-columns-repeated="4"/>
          <table:table-cell table:style-name="ce5" office:value-type="string" calcext:value-type="string">
            <text:p>Number of samples per query: 1000. </text:p>
          </table:table-cell>
          <table:table-cell table:style-name="ce5" table:number-columns-repeated="3"/>
        </table:table-row>
        <table:table-row table:style-name="ro1">
          <table:table-cell table:style-name="ce5" table:number-columns-repeated="9"/>
        </table:table-row>
        <table:table-row table:style-name="ro1">
          <table:table-cell table:style-name="ce5" office:value-type="string" calcext:value-type="string">
            <text:p>Inst</text:p>
          </table:table-cell>
          <table:table-cell table:style-name="ce5" office:value-type="string" calcext:value-type="string">
            <text:p>Prob</text:p>
          </table:table-cell>
          <table:table-cell table:style-name="ce5" office:value-type="string" calcext:value-type="string">
            <text:p>Load.Time</text:p>
          </table:table-cell>
          <table:table-cell table:style-name="ce5" office:value-type="string" calcext:value-type="string">
            <text:p>Comp.Time</text:p>
          </table:table-cell>
          <table:table-cell table:style-name="ce5"/>
          <table:table-cell table:style-name="ce5" office:value-type="string" calcext:value-type="string">
            <text:p>Inst</text:p>
          </table:table-cell>
          <table:table-cell table:style-name="ce5" office:value-type="string" calcext:value-type="string">
            <text:p>Prob</text:p>
          </table:table-cell>
          <table:table-cell table:style-name="ce5" office:value-type="string" calcext:value-type="string">
            <text:p>Load.Time</text:p>
          </table:table-cell>
          <table:table-cell table:style-name="ce5" office:value-type="string" calcext:value-type="string">
            <text:p>Comp.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3.741858" calcext:value-type="float">
            <text:p>453.741858</text:p>
          </table:table-cell>
          <table:table-cell office:value-type="float" office:value="2095.583827" calcext:value-type="float">
            <text:p>2095.5838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7.294573" calcext:value-type="float">
            <text:p>447.294573</text:p>
          </table:table-cell>
          <table:table-cell office:value-type="float" office:value="2369.842223" calcext:value-type="float">
            <text:p>2369.8422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7" calcext:value-type="float">
            <text:p>0.737</text:p>
          </table:table-cell>
          <table:table-cell office:value-type="float" office:value="449.252259" calcext:value-type="float">
            <text:p>449.252259</text:p>
          </table:table-cell>
          <table:table-cell office:value-type="float" office:value="2130.696159" calcext:value-type="float">
            <text:p>2130.6961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7" calcext:value-type="float">
            <text:p>0.777</text:p>
          </table:table-cell>
          <table:table-cell office:value-type="float" office:value="451.186951" calcext:value-type="float">
            <text:p>451.186951</text:p>
          </table:table-cell>
          <table:table-cell office:value-type="float" office:value="2149.424518" calcext:value-type="float">
            <text:p>2149.424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office:value-type="float" office:value="449.644426" calcext:value-type="float">
            <text:p>449.644426</text:p>
          </table:table-cell>
          <table:table-cell office:value-type="float" office:value="2045.776792" calcext:value-type="float">
            <text:p>2045.7767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32" calcext:value-type="float">
            <text:p>0.632</text:p>
          </table:table-cell>
          <table:table-cell office:value-type="float" office:value="442.731657" calcext:value-type="float">
            <text:p>442.731657</text:p>
          </table:table-cell>
          <table:table-cell office:value-type="float" office:value="2145.450892" calcext:value-type="float">
            <text:p>2145.4508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7" calcext:value-type="float">
            <text:p>0.617</text:p>
          </table:table-cell>
          <table:table-cell office:value-type="float" office:value="505.209484" calcext:value-type="float">
            <text:p>505.209484</text:p>
          </table:table-cell>
          <table:table-cell office:value-type="float" office:value="2384.426232" calcext:value-type="float">
            <text:p>2384.4262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64" calcext:value-type="float">
            <text:p>0.564</text:p>
          </table:table-cell>
          <table:table-cell office:value-type="float" office:value="634.403416" calcext:value-type="float">
            <text:p>634.403416</text:p>
          </table:table-cell>
          <table:table-cell office:value-type="float" office:value="2684.408296" calcext:value-type="float">
            <text:p>2684.4082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1" calcext:value-type="float">
            <text:p>0.601</text:p>
          </table:table-cell>
          <table:table-cell office:value-type="float" office:value="478.472542" calcext:value-type="float">
            <text:p>478.472542</text:p>
          </table:table-cell>
          <table:table-cell office:value-type="float" office:value="2373.175313" calcext:value-type="float">
            <text:p>2373.1753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19" calcext:value-type="float">
            <text:p>0.619</text:p>
          </table:table-cell>
          <table:table-cell office:value-type="float" office:value="600.282187" calcext:value-type="float">
            <text:p>600.282187</text:p>
          </table:table-cell>
          <table:table-cell office:value-type="float" office:value="2522.990189" calcext:value-type="float">
            <text:p>2522.9901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76" calcext:value-type="float">
            <text:p>0.576</text:p>
          </table:table-cell>
          <table:table-cell office:value-type="float" office:value="463.32161" calcext:value-type="float">
            <text:p>463.32161</text:p>
          </table:table-cell>
          <table:table-cell office:value-type="float" office:value="2239.948757" calcext:value-type="float">
            <text:p>2239.94875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89" calcext:value-type="float">
            <text:p>0.589</text:p>
          </table:table-cell>
          <table:table-cell office:value-type="float" office:value="457.558906" calcext:value-type="float">
            <text:p>457.558906</text:p>
          </table:table-cell>
          <table:table-cell office:value-type="float" office:value="2324.059541" calcext:value-type="float">
            <text:p>2324.0595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66" calcext:value-type="float">
            <text:p>0.566</text:p>
          </table:table-cell>
          <table:table-cell office:value-type="float" office:value="495.292516" calcext:value-type="float">
            <text:p>495.292516</text:p>
          </table:table-cell>
          <table:table-cell office:value-type="float" office:value="2255.011764" calcext:value-type="float">
            <text:p>2255.0117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42" calcext:value-type="float">
            <text:p>0.542</text:p>
          </table:table-cell>
          <table:table-cell office:value-type="float" office:value="446.087252" calcext:value-type="float">
            <text:p>446.087252</text:p>
          </table:table-cell>
          <table:table-cell office:value-type="float" office:value="2207.830528" calcext:value-type="float">
            <text:p>2207.8305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79" calcext:value-type="float">
            <text:p>0.579</text:p>
          </table:table-cell>
          <table:table-cell office:value-type="float" office:value="494.234849" calcext:value-type="float">
            <text:p>494.234849</text:p>
          </table:table-cell>
          <table:table-cell office:value-type="float" office:value="2209.592305" calcext:value-type="float">
            <text:p>2209.5923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9" calcext:value-type="float">
            <text:p>0.59</text:p>
          </table:table-cell>
          <table:table-cell office:value-type="float" office:value="492.793233" calcext:value-type="float">
            <text:p>492.793233</text:p>
          </table:table-cell>
          <table:table-cell office:value-type="float" office:value="2169.059674" calcext:value-type="float">
            <text:p>2169.0596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" calcext:value-type="float">
            <text:p>0.48</text:p>
          </table:table-cell>
          <table:table-cell office:value-type="float" office:value="459.412717" calcext:value-type="float">
            <text:p>459.412717</text:p>
          </table:table-cell>
          <table:table-cell office:value-type="float" office:value="2113.501246" calcext:value-type="float">
            <text:p>2113.5012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05" calcext:value-type="float">
            <text:p>0.505</text:p>
          </table:table-cell>
          <table:table-cell office:value-type="float" office:value="452.129085" calcext:value-type="float">
            <text:p>452.129085</text:p>
          </table:table-cell>
          <table:table-cell office:value-type="float" office:value="2163.522579" calcext:value-type="float">
            <text:p>2163.5225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93" calcext:value-type="float">
            <text:p>0.393</text:p>
          </table:table-cell>
          <table:table-cell office:value-type="float" office:value="486.082605" calcext:value-type="float">
            <text:p>486.082605</text:p>
          </table:table-cell>
          <table:table-cell office:value-type="float" office:value="2080.528281" calcext:value-type="float">
            <text:p>2080.5282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26" calcext:value-type="float">
            <text:p>0.426</text:p>
          </table:table-cell>
          <table:table-cell office:value-type="float" office:value="451.050921" calcext:value-type="float">
            <text:p>451.050921</text:p>
          </table:table-cell>
          <table:table-cell office:value-type="float" office:value="2183.812261" calcext:value-type="float">
            <text:p>2183.8122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3" calcext:value-type="float">
            <text:p>0.373</text:p>
          </table:table-cell>
          <table:table-cell office:value-type="float" office:value="741.56483" calcext:value-type="float">
            <text:p>741.56483</text:p>
          </table:table-cell>
          <table:table-cell office:value-type="float" office:value="2867.699271" calcext:value-type="float">
            <text:p>2867.69927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95" calcext:value-type="float">
            <text:p>0.395</text:p>
          </table:table-cell>
          <table:table-cell office:value-type="float" office:value="465.812024" calcext:value-type="float">
            <text:p>465.812024</text:p>
          </table:table-cell>
          <table:table-cell office:value-type="float" office:value="2193.450125" calcext:value-type="float">
            <text:p>2193.450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07" calcext:value-type="float">
            <text:p>0.407</text:p>
          </table:table-cell>
          <table:table-cell office:value-type="float" office:value="636.113348" calcext:value-type="float">
            <text:p>636.113348</text:p>
          </table:table-cell>
          <table:table-cell office:value-type="float" office:value="2259.528807" calcext:value-type="float">
            <text:p>2259.52880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26" calcext:value-type="float">
            <text:p>0.326</text:p>
          </table:table-cell>
          <table:table-cell office:value-type="float" office:value="451.074941" calcext:value-type="float">
            <text:p>451.074941</text:p>
          </table:table-cell>
          <table:table-cell office:value-type="float" office:value="2248.809803" calcext:value-type="float">
            <text:p>2248.8098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98" calcext:value-type="float">
            <text:p>0.398</text:p>
          </table:table-cell>
          <table:table-cell office:value-type="float" office:value="446.344025" calcext:value-type="float">
            <text:p>446.344025</text:p>
          </table:table-cell>
          <table:table-cell office:value-type="float" office:value="2049.524084" calcext:value-type="float">
            <text:p>2049.52408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6" calcext:value-type="float">
            <text:p>0.36</text:p>
          </table:table-cell>
          <table:table-cell office:value-type="float" office:value="462.066155" calcext:value-type="float">
            <text:p>462.066155</text:p>
          </table:table-cell>
          <table:table-cell office:value-type="float" office:value="2120.474054" calcext:value-type="float">
            <text:p>2120.4740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04" calcext:value-type="float">
            <text:p>0.504</text:p>
          </table:table-cell>
          <table:table-cell office:value-type="float" office:value="444.548133" calcext:value-type="float">
            <text:p>444.548133</text:p>
          </table:table-cell>
          <table:table-cell office:value-type="float" office:value="2048.856353" calcext:value-type="float">
            <text:p>2048.85635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489.313497" calcext:value-type="float">
            <text:p>489.313497</text:p>
          </table:table-cell>
          <table:table-cell office:value-type="float" office:value="2220.653169" calcext:value-type="float">
            <text:p>2220.6531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31" calcext:value-type="float">
            <text:p>0.531</text:p>
          </table:table-cell>
          <table:table-cell office:value-type="float" office:value="443.228421" calcext:value-type="float">
            <text:p>443.228421</text:p>
          </table:table-cell>
          <table:table-cell office:value-type="float" office:value="2095.95975" calcext:value-type="float">
            <text:p>2095.959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74" calcext:value-type="float">
            <text:p>0.474</text:p>
          </table:table-cell>
          <table:table-cell office:value-type="float" office:value="453.746324" calcext:value-type="float">
            <text:p>453.746324</text:p>
          </table:table-cell>
          <table:table-cell office:value-type="float" office:value="2175.448522" calcext:value-type="float">
            <text:p>2175.4485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89" calcext:value-type="float">
            <text:p>0.589</text:p>
          </table:table-cell>
          <table:table-cell office:value-type="float" office:value="538.40008" calcext:value-type="float">
            <text:p>538.40008</text:p>
          </table:table-cell>
          <table:table-cell office:value-type="float" office:value="2293.885429" calcext:value-type="float">
            <text:p>2293.88542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88" calcext:value-type="float">
            <text:p>0.488</text:p>
          </table:table-cell>
          <table:table-cell office:value-type="float" office:value="462.849018" calcext:value-type="float">
            <text:p>462.849018</text:p>
          </table:table-cell>
          <table:table-cell office:value-type="float" office:value="2225.325333" calcext:value-type="float">
            <text:p>2225.325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03" calcext:value-type="float">
            <text:p>0.703</text:p>
          </table:table-cell>
          <table:table-cell office:value-type="float" office:value="446.617672" calcext:value-type="float">
            <text:p>446.617672</text:p>
          </table:table-cell>
          <table:table-cell office:value-type="float" office:value="2116.386683" calcext:value-type="float">
            <text:p>2116.38668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553" calcext:value-type="float">
            <text:p>0.553</text:p>
          </table:table-cell>
          <table:table-cell office:value-type="float" office:value="453.479769" calcext:value-type="float">
            <text:p>453.479769</text:p>
          </table:table-cell>
          <table:table-cell office:value-type="float" office:value="2139.484803" calcext:value-type="float">
            <text:p>2139.4848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08" calcext:value-type="float">
            <text:p>0.708</text:p>
          </table:table-cell>
          <table:table-cell office:value-type="float" office:value="448.387061" calcext:value-type="float">
            <text:p>448.387061</text:p>
          </table:table-cell>
          <table:table-cell office:value-type="float" office:value="2082.755587" calcext:value-type="float">
            <text:p>2082.7555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538" calcext:value-type="float">
            <text:p>0.538</text:p>
          </table:table-cell>
          <table:table-cell office:value-type="float" office:value="471.042072" calcext:value-type="float">
            <text:p>471.042072</text:p>
          </table:table-cell>
          <table:table-cell office:value-type="float" office:value="2110.522138" calcext:value-type="float">
            <text:p>2110.5221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64" calcext:value-type="float">
            <text:p>0.764</text:p>
          </table:table-cell>
          <table:table-cell office:value-type="float" office:value="611.997857" calcext:value-type="float">
            <text:p>611.997857</text:p>
          </table:table-cell>
          <table:table-cell office:value-type="float" office:value="2338.170684" calcext:value-type="float">
            <text:p>2338.17068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554" calcext:value-type="float">
            <text:p>0.554</text:p>
          </table:table-cell>
          <table:table-cell office:value-type="float" office:value="450.21477" calcext:value-type="float">
            <text:p>450.21477</text:p>
          </table:table-cell>
          <table:table-cell office:value-type="float" office:value="2123.526154" calcext:value-type="float">
            <text:p>2123.5261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77" calcext:value-type="float">
            <text:p>0.777</text:p>
          </table:table-cell>
          <table:table-cell office:value-type="float" office:value="485.453369" calcext:value-type="float">
            <text:p>485.453369</text:p>
          </table:table-cell>
          <table:table-cell office:value-type="float" office:value="2480.108469" calcext:value-type="float">
            <text:p>2480.10846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97" calcext:value-type="float">
            <text:p>0.697</text:p>
          </table:table-cell>
          <table:table-cell office:value-type="float" office:value="460.093102" calcext:value-type="float">
            <text:p>460.093102</text:p>
          </table:table-cell>
          <table:table-cell office:value-type="float" office:value="2149.008929" calcext:value-type="float">
            <text:p>2149.0089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6" calcext:value-type="float">
            <text:p>0.806</text:p>
          </table:table-cell>
          <table:table-cell office:value-type="float" office:value="473.470464" calcext:value-type="float">
            <text:p>473.470464</text:p>
          </table:table-cell>
          <table:table-cell office:value-type="float" office:value="2135.432648" calcext:value-type="float">
            <text:p>2135.43264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55" calcext:value-type="float">
            <text:p>0.755</text:p>
          </table:table-cell>
          <table:table-cell office:value-type="float" office:value="450.280281" calcext:value-type="float">
            <text:p>450.280281</text:p>
          </table:table-cell>
          <table:table-cell office:value-type="float" office:value="2205.743647" calcext:value-type="float">
            <text:p>2205.7436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19" calcext:value-type="float">
            <text:p>0.819</text:p>
          </table:table-cell>
          <table:table-cell office:value-type="float" office:value="523.020196" calcext:value-type="float">
            <text:p>523.020196</text:p>
          </table:table-cell>
          <table:table-cell office:value-type="float" office:value="2169.768304" calcext:value-type="float">
            <text:p>2169.76830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815" calcext:value-type="float">
            <text:p>0.815</text:p>
          </table:table-cell>
          <table:table-cell office:value-type="float" office:value="445.211325" calcext:value-type="float">
            <text:p>445.211325</text:p>
          </table:table-cell>
          <table:table-cell office:value-type="float" office:value="2182.268164" calcext:value-type="float">
            <text:p>2182.2681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48" calcext:value-type="float">
            <text:p>0.748</text:p>
          </table:table-cell>
          <table:table-cell office:value-type="float" office:value="456.206774" calcext:value-type="float">
            <text:p>456.206774</text:p>
          </table:table-cell>
          <table:table-cell office:value-type="float" office:value="2181.760171" calcext:value-type="float">
            <text:p>2181.76017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787" calcext:value-type="float">
            <text:p>0.787</text:p>
          </table:table-cell>
          <table:table-cell office:value-type="float" office:value="451.794837" calcext:value-type="float">
            <text:p>451.794837</text:p>
          </table:table-cell>
          <table:table-cell office:value-type="float" office:value="2245.519982" calcext:value-type="float">
            <text:p>2245.5199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47" calcext:value-type="float">
            <text:p>0.747</text:p>
          </table:table-cell>
          <table:table-cell office:value-type="float" office:value="455.49604" calcext:value-type="float">
            <text:p>455.49604</text:p>
          </table:table-cell>
          <table:table-cell office:value-type="float" office:value="2109.079299" calcext:value-type="float">
            <text:p>2109.0792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63" calcext:value-type="float">
            <text:p>0.763</text:p>
          </table:table-cell>
          <table:table-cell office:value-type="float" office:value="445.483574" calcext:value-type="float">
            <text:p>445.483574</text:p>
          </table:table-cell>
          <table:table-cell office:value-type="float" office:value="2306.575789" calcext:value-type="float">
            <text:p>2306.5757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2" calcext:value-type="float">
            <text:p>0.72</text:p>
          </table:table-cell>
          <table:table-cell office:value-type="float" office:value="455.768714" calcext:value-type="float">
            <text:p>455.768714</text:p>
          </table:table-cell>
          <table:table-cell office:value-type="float" office:value="2173.478178" calcext:value-type="float">
            <text:p>2173.4781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83" calcext:value-type="float">
            <text:p>0.783</text:p>
          </table:table-cell>
          <table:table-cell office:value-type="float" office:value="448.043687" calcext:value-type="float">
            <text:p>448.043687</text:p>
          </table:table-cell>
          <table:table-cell office:value-type="float" office:value="2276.067756" calcext:value-type="float">
            <text:p>2276.0677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36" calcext:value-type="float">
            <text:p>0.736</text:p>
          </table:table-cell>
          <table:table-cell office:value-type="float" office:value="478.876277" calcext:value-type="float">
            <text:p>478.876277</text:p>
          </table:table-cell>
          <table:table-cell office:value-type="float" office:value="2187.282306" calcext:value-type="float">
            <text:p>2187.28230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17" calcext:value-type="float">
            <text:p>0.717</text:p>
          </table:table-cell>
          <table:table-cell office:value-type="float" office:value="463.6382" calcext:value-type="float">
            <text:p>463.6382</text:p>
          </table:table-cell>
          <table:table-cell office:value-type="float" office:value="2166.455983" calcext:value-type="float">
            <text:p>2166.4559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52" calcext:value-type="float">
            <text:p>0.752</text:p>
          </table:table-cell>
          <table:table-cell office:value-type="float" office:value="569.3068" calcext:value-type="float">
            <text:p>569.3068</text:p>
          </table:table-cell>
          <table:table-cell office:value-type="float" office:value="2067.188835" calcext:value-type="float">
            <text:p>2067.18883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97" calcext:value-type="float">
            <text:p>0.797</text:p>
          </table:table-cell>
          <table:table-cell office:value-type="float" office:value="452.921382" calcext:value-type="float">
            <text:p>452.921382</text:p>
          </table:table-cell>
          <table:table-cell office:value-type="float" office:value="2173.423526" calcext:value-type="float">
            <text:p>2173.4235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77" calcext:value-type="float">
            <text:p>0.777</text:p>
          </table:table-cell>
          <table:table-cell office:value-type="float" office:value="482.975633" calcext:value-type="float">
            <text:p>482.975633</text:p>
          </table:table-cell>
          <table:table-cell office:value-type="float" office:value="2147.973901" calcext:value-type="float">
            <text:p>2147.97390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64" calcext:value-type="float">
            <text:p>0.764</text:p>
          </table:table-cell>
          <table:table-cell office:value-type="float" office:value="470.544592" calcext:value-type="float">
            <text:p>470.544592</text:p>
          </table:table-cell>
          <table:table-cell office:value-type="float" office:value="2289.674005" calcext:value-type="float">
            <text:p>2289.6740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08" calcext:value-type="float">
            <text:p>0.808</text:p>
          </table:table-cell>
          <table:table-cell office:value-type="float" office:value="453.784975" calcext:value-type="float">
            <text:p>453.784975</text:p>
          </table:table-cell>
          <table:table-cell office:value-type="float" office:value="2097.792627" calcext:value-type="float">
            <text:p>2097.79262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812" calcext:value-type="float">
            <text:p>0.812</text:p>
          </table:table-cell>
          <table:table-cell office:value-type="float" office:value="451.126516" calcext:value-type="float">
            <text:p>451.126516</text:p>
          </table:table-cell>
          <table:table-cell office:value-type="float" office:value="2117.640765" calcext:value-type="float">
            <text:p>2117.6407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54" calcext:value-type="float">
            <text:p>0.854</text:p>
          </table:table-cell>
          <table:table-cell office:value-type="float" office:value="454.668113" calcext:value-type="float">
            <text:p>454.668113</text:p>
          </table:table-cell>
          <table:table-cell office:value-type="float" office:value="2310.261041" calcext:value-type="float">
            <text:p>2310.2610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807" calcext:value-type="float">
            <text:p>0.807</text:p>
          </table:table-cell>
          <table:table-cell office:value-type="float" office:value="449.389734" calcext:value-type="float">
            <text:p>449.389734</text:p>
          </table:table-cell>
          <table:table-cell office:value-type="float" office:value="2178.160024" calcext:value-type="float">
            <text:p>2178.1600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53" calcext:value-type="float">
            <text:p>0.853</text:p>
          </table:table-cell>
          <table:table-cell office:value-type="float" office:value="658.10441" calcext:value-type="float">
            <text:p>658.10441</text:p>
          </table:table-cell>
          <table:table-cell office:value-type="float" office:value="2085.862173" calcext:value-type="float">
            <text:p>2085.86217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32" calcext:value-type="float">
            <text:p>0.832</text:p>
          </table:table-cell>
          <table:table-cell office:value-type="float" office:value="445.079896" calcext:value-type="float">
            <text:p>445.079896</text:p>
          </table:table-cell>
          <table:table-cell office:value-type="float" office:value="2287.949188" calcext:value-type="float">
            <text:p>2287.94918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Query: {taskCorrect=true}@I holds-with-prob P, for I=0,...,30. </text:p>
          </table:table-cell>
          <table:table-cell table:style-name="ce5" table:number-columns-repeated="5"/>
          <table:table-cell table:number-columns-repeated="3"/>
        </table:table-row>
        <table:table-row table:style-name="ro1">
          <table:table-cell table:style-name="ce5" table:number-columns-repeated="5"/>
          <table:table-cell table:number-columns-repeated="4"/>
        </table:table-row>
        <table:table-row table:style-name="ro1">
          <table:table-cell table:style-name="ce5" office:value-type="string" calcext:value-type="string">
            <text:p>Number of samples per query: 1000. </text:p>
          </table:table-cell>
          <table:table-cell table:style-name="ce5" table:number-columns-repeated="8"/>
        </table:table-row>
        <table:table-row table:style-name="ro1">
          <table:table-cell table:number-columns-repeated="5"/>
          <table:table-cell table:style-name="ce5" table:number-columns-repeated="4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Load.Time</text:p>
          </table:table-cell>
          <table:table-cell office:value-type="string" calcext:value-type="string">
            <text:p>Comp.Time</text:p>
          </table:table-cell>
          <table:table-cell/>
          <table:table-cell table:style-name="ce5" office:value-type="string" calcext:value-type="string">
            <text:p>Inst</text:p>
          </table:table-cell>
          <table:table-cell table:style-name="ce5" office:value-type="string" calcext:value-type="string">
            <text:p>Prob</text:p>
          </table:table-cell>
          <table:table-cell table:style-name="ce5" office:value-type="string" calcext:value-type="string">
            <text:p>Load.Time</text:p>
          </table:table-cell>
          <table:table-cell table:style-name="ce5" office:value-type="string" calcext:value-type="string">
            <text:p>Comp.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.048993" calcext:value-type="float">
            <text:p>449.048993</text:p>
          </table:table-cell>
          <table:table-cell office:value-type="float" office:value="2230.582207" calcext:value-type="float">
            <text:p>2230.5822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7.052959" calcext:value-type="float">
            <text:p>467.052959</text:p>
          </table:table-cell>
          <table:table-cell office:value-type="float" office:value="2290.267392" calcext:value-type="float">
            <text:p>2290.2673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5" calcext:value-type="float">
            <text:p>0.955</text:p>
          </table:table-cell>
          <table:table-cell office:value-type="float" office:value="449.347955" calcext:value-type="float">
            <text:p>449.347955</text:p>
          </table:table-cell>
          <table:table-cell office:value-type="float" office:value="2056.110543" calcext:value-type="float">
            <text:p>2056.1105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3" calcext:value-type="float">
            <text:p>0.993</text:p>
          </table:table-cell>
          <table:table-cell office:value-type="float" office:value="452.697773" calcext:value-type="float">
            <text:p>452.697773</text:p>
          </table:table-cell>
          <table:table-cell office:value-type="float" office:value="2196.292055" calcext:value-type="float">
            <text:p>2196.292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1" calcext:value-type="float">
            <text:p>0.951</text:p>
          </table:table-cell>
          <table:table-cell office:value-type="float" office:value="440.875854" calcext:value-type="float">
            <text:p>440.875854</text:p>
          </table:table-cell>
          <table:table-cell office:value-type="float" office:value="2055.786591" calcext:value-type="float">
            <text:p>2055.7865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72" calcext:value-type="float">
            <text:p>0.972</text:p>
          </table:table-cell>
          <table:table-cell office:value-type="float" office:value="461.443771" calcext:value-type="float">
            <text:p>461.443771</text:p>
          </table:table-cell>
          <table:table-cell office:value-type="float" office:value="2210.87336" calcext:value-type="float">
            <text:p>2210.873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14" calcext:value-type="float">
            <text:p>0.914</text:p>
          </table:table-cell>
          <table:table-cell office:value-type="float" office:value="460.80627" calcext:value-type="float">
            <text:p>460.80627</text:p>
          </table:table-cell>
          <table:table-cell office:value-type="float" office:value="2216.505874" calcext:value-type="float">
            <text:p>2216.5058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41" calcext:value-type="float">
            <text:p>0.941</text:p>
          </table:table-cell>
          <table:table-cell office:value-type="float" office:value="447.839086" calcext:value-type="float">
            <text:p>447.839086</text:p>
          </table:table-cell>
          <table:table-cell office:value-type="float" office:value="2209.625076" calcext:value-type="float">
            <text:p>2209.6250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78" calcext:value-type="float">
            <text:p>0.878</text:p>
          </table:table-cell>
          <table:table-cell office:value-type="float" office:value="445.017445" calcext:value-type="float">
            <text:p>445.017445</text:p>
          </table:table-cell>
          <table:table-cell office:value-type="float" office:value="2091.552852" calcext:value-type="float">
            <text:p>2091.5528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02" calcext:value-type="float">
            <text:p>0.902</text:p>
          </table:table-cell>
          <table:table-cell office:value-type="float" office:value="461.581076" calcext:value-type="float">
            <text:p>461.581076</text:p>
          </table:table-cell>
          <table:table-cell office:value-type="float" office:value="2156.795197" calcext:value-type="float">
            <text:p>2156.7951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3" calcext:value-type="float">
            <text:p>0.803</text:p>
          </table:table-cell>
          <table:table-cell office:value-type="float" office:value="442.853157" calcext:value-type="float">
            <text:p>442.853157</text:p>
          </table:table-cell>
          <table:table-cell office:value-type="float" office:value="2058.460245" calcext:value-type="float">
            <text:p>2058.4602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2" calcext:value-type="float">
            <text:p>0.82</text:p>
          </table:table-cell>
          <table:table-cell office:value-type="float" office:value="515.63035" calcext:value-type="float">
            <text:p>515.63035</text:p>
          </table:table-cell>
          <table:table-cell office:value-type="float" office:value="2114.756043" calcext:value-type="float">
            <text:p>2114.7560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3" calcext:value-type="float">
            <text:p>0.713</text:p>
          </table:table-cell>
          <table:table-cell office:value-type="float" office:value="532.745301" calcext:value-type="float">
            <text:p>532.745301</text:p>
          </table:table-cell>
          <table:table-cell office:value-type="float" office:value="2688.162393" calcext:value-type="float">
            <text:p>2688.16239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62" calcext:value-type="float">
            <text:p>0.762</text:p>
          </table:table-cell>
          <table:table-cell office:value-type="float" office:value="451.199243" calcext:value-type="float">
            <text:p>451.199243</text:p>
          </table:table-cell>
          <table:table-cell office:value-type="float" office:value="2096.522712" calcext:value-type="float">
            <text:p>2096.5227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32" calcext:value-type="float">
            <text:p>0.632</text:p>
          </table:table-cell>
          <table:table-cell office:value-type="float" office:value="568.809215" calcext:value-type="float">
            <text:p>568.809215</text:p>
          </table:table-cell>
          <table:table-cell office:value-type="float" office:value="2541.091763" calcext:value-type="float">
            <text:p>2541.09176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16" calcext:value-type="float">
            <text:p>0.716</text:p>
          </table:table-cell>
          <table:table-cell office:value-type="float" office:value="462.569003" calcext:value-type="float">
            <text:p>462.569003</text:p>
          </table:table-cell>
          <table:table-cell office:value-type="float" office:value="2215.555828" calcext:value-type="float">
            <text:p>2215.5558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26" calcext:value-type="float">
            <text:p>0.426</text:p>
          </table:table-cell>
          <table:table-cell office:value-type="float" office:value="899.673458" calcext:value-type="float">
            <text:p>899.673458</text:p>
          </table:table-cell>
          <table:table-cell office:value-type="float" office:value="2438.769064" calcext:value-type="float">
            <text:p>2438.7690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07" calcext:value-type="float">
            <text:p>0.507</text:p>
          </table:table-cell>
          <table:table-cell office:value-type="float" office:value="472.700314" calcext:value-type="float">
            <text:p>472.700314</text:p>
          </table:table-cell>
          <table:table-cell office:value-type="float" office:value="2244.793268" calcext:value-type="float">
            <text:p>2244.7932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87" calcext:value-type="float">
            <text:p>0.287</text:p>
          </table:table-cell>
          <table:table-cell office:value-type="float" office:value="441.597137" calcext:value-type="float">
            <text:p>441.597137</text:p>
          </table:table-cell>
          <table:table-cell office:value-type="float" office:value="2009.192295" calcext:value-type="float">
            <text:p>2009.1922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46" calcext:value-type="float">
            <text:p>0.346</text:p>
          </table:table-cell>
          <table:table-cell office:value-type="float" office:value="449.471811" calcext:value-type="float">
            <text:p>449.471811</text:p>
          </table:table-cell>
          <table:table-cell office:value-type="float" office:value="2161.292834" calcext:value-type="float">
            <text:p>2161.2928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" calcext:value-type="float">
            <text:p>0.24</text:p>
          </table:table-cell>
          <table:table-cell office:value-type="float" office:value="444.266384" calcext:value-type="float">
            <text:p>444.266384</text:p>
          </table:table-cell>
          <table:table-cell office:value-type="float" office:value="2043.939249" calcext:value-type="float">
            <text:p>2043.9392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91" calcext:value-type="float">
            <text:p>0.291</text:p>
          </table:table-cell>
          <table:table-cell office:value-type="float" office:value="460.395487" calcext:value-type="float">
            <text:p>460.395487</text:p>
          </table:table-cell>
          <table:table-cell office:value-type="float" office:value="2189.253774" calcext:value-type="float">
            <text:p>2189.2537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3" calcext:value-type="float">
            <text:p>0.273</text:p>
          </table:table-cell>
          <table:table-cell office:value-type="float" office:value="646.101935" calcext:value-type="float">
            <text:p>646.101935</text:p>
          </table:table-cell>
          <table:table-cell office:value-type="float" office:value="2197.392013" calcext:value-type="float">
            <text:p>2197.3920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62" calcext:value-type="float">
            <text:p>0.262</text:p>
          </table:table-cell>
          <table:table-cell office:value-type="float" office:value="475.237613" calcext:value-type="float">
            <text:p>475.237613</text:p>
          </table:table-cell>
          <table:table-cell office:value-type="float" office:value="2153.517415" calcext:value-type="float">
            <text:p>2153.5174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81" calcext:value-type="float">
            <text:p>0.281</text:p>
          </table:table-cell>
          <table:table-cell office:value-type="float" office:value="466.617949" calcext:value-type="float">
            <text:p>466.617949</text:p>
          </table:table-cell>
          <table:table-cell office:value-type="float" office:value="2106.111228" calcext:value-type="float">
            <text:p>2106.1112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34" calcext:value-type="float">
            <text:p>0.234</text:p>
          </table:table-cell>
          <table:table-cell office:value-type="float" office:value="446.992828" calcext:value-type="float">
            <text:p>446.992828</text:p>
          </table:table-cell>
          <table:table-cell office:value-type="float" office:value="2195.767312" calcext:value-type="float">
            <text:p>2195.7673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82" calcext:value-type="float">
            <text:p>0.382</text:p>
          </table:table-cell>
          <table:table-cell office:value-type="float" office:value="442.552993" calcext:value-type="float">
            <text:p>442.552993</text:p>
          </table:table-cell>
          <table:table-cell office:value-type="float" office:value="2069.094043" calcext:value-type="float">
            <text:p>2069.09404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365" calcext:value-type="float">
            <text:p>0.365</text:p>
          </table:table-cell>
          <table:table-cell office:value-type="float" office:value="458.216317" calcext:value-type="float">
            <text:p>458.216317</text:p>
          </table:table-cell>
          <table:table-cell office:value-type="float" office:value="2344.92044" calcext:value-type="float">
            <text:p>2344.920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4" calcext:value-type="float">
            <text:p>0.484</text:p>
          </table:table-cell>
          <table:table-cell office:value-type="float" office:value="467.094475" calcext:value-type="float">
            <text:p>467.094475</text:p>
          </table:table-cell>
          <table:table-cell office:value-type="float" office:value="2202.410024" calcext:value-type="float">
            <text:p>2202.4100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49" calcext:value-type="float">
            <text:p>0.349</text:p>
          </table:table-cell>
          <table:table-cell office:value-type="float" office:value="474.748798" calcext:value-type="float">
            <text:p>474.748798</text:p>
          </table:table-cell>
          <table:table-cell office:value-type="float" office:value="2212.862025" calcext:value-type="float">
            <text:p>2212.8620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69" calcext:value-type="float">
            <text:p>0.569</text:p>
          </table:table-cell>
          <table:table-cell office:value-type="float" office:value="472.333475" calcext:value-type="float">
            <text:p>472.333475</text:p>
          </table:table-cell>
          <table:table-cell office:value-type="float" office:value="2085.780269" calcext:value-type="float">
            <text:p>2085.7802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68" calcext:value-type="float">
            <text:p>0.368</text:p>
          </table:table-cell>
          <table:table-cell office:value-type="float" office:value="492.388224" calcext:value-type="float">
            <text:p>492.388224</text:p>
          </table:table-cell>
          <table:table-cell office:value-type="float" office:value="2156.258701" calcext:value-type="float">
            <text:p>2156.2587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52" calcext:value-type="float">
            <text:p>0.652</text:p>
          </table:table-cell>
          <table:table-cell office:value-type="float" office:value="462.93387" calcext:value-type="float">
            <text:p>462.93387</text:p>
          </table:table-cell>
          <table:table-cell office:value-type="float" office:value="2127.557979" calcext:value-type="float">
            <text:p>2127.5579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77" calcext:value-type="float">
            <text:p>0.477</text:p>
          </table:table-cell>
          <table:table-cell office:value-type="float" office:value="462.316236" calcext:value-type="float">
            <text:p>462.316236</text:p>
          </table:table-cell>
          <table:table-cell office:value-type="float" office:value="2151.064721" calcext:value-type="float">
            <text:p>2151.0647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48" calcext:value-type="float">
            <text:p>0.748</text:p>
          </table:table-cell>
          <table:table-cell office:value-type="float" office:value="477.019643" calcext:value-type="float">
            <text:p>477.019643</text:p>
          </table:table-cell>
          <table:table-cell office:value-type="float" office:value="2125.237195" calcext:value-type="float">
            <text:p>2125.2371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502" calcext:value-type="float">
            <text:p>0.502</text:p>
          </table:table-cell>
          <table:table-cell office:value-type="float" office:value="450.64433" calcext:value-type="float">
            <text:p>450.64433</text:p>
          </table:table-cell>
          <table:table-cell office:value-type="float" office:value="2278.046283" calcext:value-type="float">
            <text:p>2278.0462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2" calcext:value-type="float">
            <text:p>0.82</text:p>
          </table:table-cell>
          <table:table-cell office:value-type="float" office:value="466.10556" calcext:value-type="float">
            <text:p>466.10556</text:p>
          </table:table-cell>
          <table:table-cell office:value-type="float" office:value="2168.550767" calcext:value-type="float">
            <text:p>2168.5507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598" calcext:value-type="float">
            <text:p>0.598</text:p>
          </table:table-cell>
          <table:table-cell office:value-type="float" office:value="488.490571" calcext:value-type="float">
            <text:p>488.490571</text:p>
          </table:table-cell>
          <table:table-cell office:value-type="float" office:value="2238.07614" calcext:value-type="float">
            <text:p>2238.076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6" calcext:value-type="float">
            <text:p>0.856</text:p>
          </table:table-cell>
          <table:table-cell office:value-type="float" office:value="612.108885" calcext:value-type="float">
            <text:p>612.108885</text:p>
          </table:table-cell>
          <table:table-cell office:value-type="float" office:value="2274.356532" calcext:value-type="float">
            <text:p>2274.35653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73" calcext:value-type="float">
            <text:p>0.73</text:p>
          </table:table-cell>
          <table:table-cell office:value-type="float" office:value="470.055856" calcext:value-type="float">
            <text:p>470.055856</text:p>
          </table:table-cell>
          <table:table-cell office:value-type="float" office:value="2229.094159" calcext:value-type="float">
            <text:p>2229.0941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08" calcext:value-type="float">
            <text:p>0.908</text:p>
          </table:table-cell>
          <table:table-cell office:value-type="float" office:value="457.303768" calcext:value-type="float">
            <text:p>457.303768</text:p>
          </table:table-cell>
          <table:table-cell office:value-type="float" office:value="2523.236345" calcext:value-type="float">
            <text:p>2523.2363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2" calcext:value-type="float">
            <text:p>0.82</text:p>
          </table:table-cell>
          <table:table-cell office:value-type="float" office:value="468.317956" calcext:value-type="float">
            <text:p>468.317956</text:p>
          </table:table-cell>
          <table:table-cell office:value-type="float" office:value="2177.514383" calcext:value-type="float">
            <text:p>2177.5143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25" calcext:value-type="float">
            <text:p>0.925</text:p>
          </table:table-cell>
          <table:table-cell office:value-type="float" office:value="453.357323" calcext:value-type="float">
            <text:p>453.357323</text:p>
          </table:table-cell>
          <table:table-cell office:value-type="float" office:value="2156.955643" calcext:value-type="float">
            <text:p>2156.95564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86" calcext:value-type="float">
            <text:p>0.86</text:p>
          </table:table-cell>
          <table:table-cell office:value-type="float" office:value="447.950134" calcext:value-type="float">
            <text:p>447.950134</text:p>
          </table:table-cell>
          <table:table-cell office:value-type="float" office:value="2203.581897" calcext:value-type="float">
            <text:p>2203.5818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35" calcext:value-type="float">
            <text:p>0.735</text:p>
          </table:table-cell>
          <table:table-cell office:value-type="float" office:value="447.563504" calcext:value-type="float">
            <text:p>447.563504</text:p>
          </table:table-cell>
          <table:table-cell office:value-type="float" office:value="2193.692702" calcext:value-type="float">
            <text:p>2193.69270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75" calcext:value-type="float">
            <text:p>0.675</text:p>
          </table:table-cell>
          <table:table-cell office:value-type="float" office:value="447.935475" calcext:value-type="float">
            <text:p>447.935475</text:p>
          </table:table-cell>
          <table:table-cell office:value-type="float" office:value="2163.549016" calcext:value-type="float">
            <text:p>2163.5490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8" calcext:value-type="float">
            <text:p>0.68</text:p>
          </table:table-cell>
          <table:table-cell office:value-type="float" office:value="480.515992" calcext:value-type="float">
            <text:p>480.515992</text:p>
          </table:table-cell>
          <table:table-cell office:value-type="float" office:value="2120.197262" calcext:value-type="float">
            <text:p>2120.19726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84" calcext:value-type="float">
            <text:p>0.584</text:p>
          </table:table-cell>
          <table:table-cell office:value-type="float" office:value="469.067806" calcext:value-type="float">
            <text:p>469.067806</text:p>
          </table:table-cell>
          <table:table-cell office:value-type="float" office:value="2163.400483" calcext:value-type="float">
            <text:p>2163.4004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61" calcext:value-type="float">
            <text:p>0.661</text:p>
          </table:table-cell>
          <table:table-cell office:value-type="float" office:value="463.925354" calcext:value-type="float">
            <text:p>463.925354</text:p>
          </table:table-cell>
          <table:table-cell office:value-type="float" office:value="2067.303583" calcext:value-type="float">
            <text:p>2067.30358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661" calcext:value-type="float">
            <text:p>0.661</text:p>
          </table:table-cell>
          <table:table-cell office:value-type="float" office:value="483.242893" calcext:value-type="float">
            <text:p>483.242893</text:p>
          </table:table-cell>
          <table:table-cell office:value-type="float" office:value="2312.758176" calcext:value-type="float">
            <text:p>2312.7581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.7</text:p>
          </table:table-cell>
          <table:table-cell office:value-type="float" office:value="443.720148" calcext:value-type="float">
            <text:p>443.720148</text:p>
          </table:table-cell>
          <table:table-cell office:value-type="float" office:value="2054.900852" calcext:value-type="float">
            <text:p>2054.90085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9" calcext:value-type="float">
            <text:p>0.59</text:p>
          </table:table-cell>
          <table:table-cell office:value-type="float" office:value="460.611463" calcext:value-type="float">
            <text:p>460.611463</text:p>
          </table:table-cell>
          <table:table-cell office:value-type="float" office:value="2141.548378" calcext:value-type="float">
            <text:p>2141.5483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24" calcext:value-type="float">
            <text:p>0.724</text:p>
          </table:table-cell>
          <table:table-cell office:value-type="float" office:value="469.601188" calcext:value-type="float">
            <text:p>469.601188</text:p>
          </table:table-cell>
          <table:table-cell office:value-type="float" office:value="2142.068578" calcext:value-type="float">
            <text:p>2142.06857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693" calcext:value-type="float">
            <text:p>0.693</text:p>
          </table:table-cell>
          <table:table-cell office:value-type="float" office:value="459.084485" calcext:value-type="float">
            <text:p>459.084485</text:p>
          </table:table-cell>
          <table:table-cell office:value-type="float" office:value="2220.48874" calcext:value-type="float">
            <text:p>2220.488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96" calcext:value-type="float">
            <text:p>0.796</text:p>
          </table:table-cell>
          <table:table-cell office:value-type="float" office:value="468.372968" calcext:value-type="float">
            <text:p>468.372968</text:p>
          </table:table-cell>
          <table:table-cell office:value-type="float" office:value="2111.724611" calcext:value-type="float">
            <text:p>2111.7246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53" calcext:value-type="float">
            <text:p>0.753</text:p>
          </table:table-cell>
          <table:table-cell office:value-type="float" office:value="452.737459" calcext:value-type="float">
            <text:p>452.737459</text:p>
          </table:table-cell>
          <table:table-cell office:value-type="float" office:value="2110.845521" calcext:value-type="float">
            <text:p>2110.8455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65" calcext:value-type="float">
            <text:p>0.865</text:p>
          </table:table-cell>
          <table:table-cell office:value-type="float" office:value="447.911463" calcext:value-type="float">
            <text:p>447.911463</text:p>
          </table:table-cell>
          <table:table-cell office:value-type="float" office:value="2082.375651" calcext:value-type="float">
            <text:p>2082.37565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826" calcext:value-type="float">
            <text:p>0.826</text:p>
          </table:table-cell>
          <table:table-cell office:value-type="float" office:value="454.919298" calcext:value-type="float">
            <text:p>454.919298</text:p>
          </table:table-cell>
          <table:table-cell office:value-type="float" office:value="2270.719734" calcext:value-type="float">
            <text:p>2270.7197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91" calcext:value-type="float">
            <text:p>0.891</text:p>
          </table:table-cell>
          <table:table-cell office:value-type="float" office:value="443.869657" calcext:value-type="float">
            <text:p>443.869657</text:p>
          </table:table-cell>
          <table:table-cell office:value-type="float" office:value="2035.152244" calcext:value-type="float">
            <text:p>2035.15224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891" calcext:value-type="float">
            <text:p>0.891</text:p>
          </table:table-cell>
          <table:table-cell office:value-type="float" office:value="461.145681" calcext:value-type="float">
            <text:p>461.145681</text:p>
          </table:table-cell>
          <table:table-cell office:value-type="float" office:value="2262.017519" calcext:value-type="float">
            <text:p>2262.0175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31" calcext:value-type="float">
            <text:p>0.931</text:p>
          </table:table-cell>
          <table:table-cell office:value-type="float" office:value="440.297915" calcext:value-type="float">
            <text:p>440.297915</text:p>
          </table:table-cell>
          <table:table-cell office:value-type="float" office:value="2068.139601" calcext:value-type="float">
            <text:p>2068.1396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02" calcext:value-type="float">
            <text:p>0.902</text:p>
          </table:table-cell>
          <table:table-cell office:value-type="float" office:value="480.222208" calcext:value-type="float">
            <text:p>480.222208</text:p>
          </table:table-cell>
          <table:table-cell office:value-type="float" office:value="2262.110502" calcext:value-type="float">
            <text:p>2262.110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fraction number:min-integer-digits="0" number:min-numerator-digits="1" loext:max-numerator-digits="1" number:min-denominator-digits="3" loext:max-denominator-value="999"/>
    </number:number-style>
    <number:number-style style:name="N122">
      <number:fraction number:min-integer-digits="0" number:min-numerator-digits="1" loext:max-numerator-digits="1" number:min-denominator-digits="4" loext:max-denominator-value="99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7:20:09.997162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3:07:49.390123766</meta:creation-date>
    <dc:date>2019-09-17T17:42:48.415355437</dc:date>
    <meta:editing-duration>PT45M40S</meta:editing-duration>
    <meta:editing-cycles>8</meta:editing-cycles>
    <meta:generator>LibreOffice/6.2.6.2$Linux_X86_64 LibreOffice_project/20$Build-2</meta:generator>
    <meta:document-statistic meta:table-count="2" meta:cell-count="115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fraction number:min-integer-digits="0" number:min-numerator-digits="1" loext:max-numerator-digits="1" number:min-denominator-digits="3" loext:max-denominator-value="999"/>
    </number:number-style>
    <number:number-style style:name="N122">
      <number:fraction number:min-integer-digits="0" number:min-numerator-digits="1" loext:max-numerator-digits="1" number:min-denominator-digits="4" loext:max-denominator-value="9999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52cm" style:legend-expansion="high" chart:style-name="ch2"/>
        <chart:plot-area chart:style-name="ch3" table:cell-range-address="Sheet1.D33:Sheet1.D62 Sheet1.F33:Sheet1.G62" svg:x="0.32cm" svg:y="0.18cm" svg:width="12.481cm" svg:height="8.64cm">
          <chartooo:coordinate-region svg:x="1.444cm" svg:y="0.379cm" svg:width="11.1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33:Sheet1.F62" chart:class="chart:scatter">
            <chart:domain table:cell-range-address="Sheet1.D33:Sheet1.D62"/>
            <chart:data-point chart:repeated="30"/>
          </chart:series>
          <chart:series chart:style-name="ch8" chart:values-cell-range-address="Sheet1.G33:Sheet1.G62" chart:class="chart:scatte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33:Sheet1.D62</svg:desc>
                </draw:g>
              </table:table-cell>
              <table:table-cell office:value-type="float" office:value="0.188593898264586">
                <text:p>0.188593898264586</text:p>
                <draw:g>
                  <svg:desc>Sheet1.F33:Sheet1.F62</svg:desc>
                </draw:g>
              </table:table-cell>
              <table:table-cell office:value-type="float" office:value="0.1">
                <text:p>0.1</text:p>
                <draw:g>
                  <svg:desc>Sheet1.G33:Sheet1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23606267399826">
                <text:p>0.32360626739982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457754922698733">
                <text:p>0.04577549226987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43701144023551">
                <text:p>0.34370114402355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1990460049677">
                <text:p>0.9199046004967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52692106126345">
                <text:p>0.75269210612634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74298753883971">
                <text:p>0.37429875388397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698906195014291">
                <text:p>0.069890619501429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922017274531044">
                <text:p>0.09220172745310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39951826594386">
                <text:p>0.53995182659438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00264713483371">
                <text:p>0.2002647134833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230544739212569">
                <text:p>0.023054473921256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446860317952598">
                <text:p>0.044686031795259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304145256838397">
                <text:p>0.030414525683839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383680429989433">
                <text:p>0.03836804299894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708811536866374">
                <text:p>0.070881153686637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240099157656651">
                <text:p>0.002400991576566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360803402630941">
                <text:p>0.036080340263094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122828903568827">
                <text:p>0.012282890356882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260756445713854">
                <text:p>0.002607564457138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434665704798351">
                <text:p>0.04346657047983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119652990216463">
                <text:p>0.011965299021646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366729836871921">
                <text:p>0.0036672983687192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08840019106135">
                <text:p>0.10884001910613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258577949736813">
                <text:p>0.002585779497368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980771798474087">
                <text:p>0.09807717984740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218025589088738">
                <text:p>0.021802558908873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501556808711501">
                <text:p>0.05015568087115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287000804075669">
                <text:p>0.02870008040756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490143411897747">
                <text:p>0.00490143411897747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19cm" svg:y="3.954cm" style:legend-expansion="high" chart:style-name="ch2"/>
        <chart:plot-area chart:style-name="ch3" table:cell-range-address="Sheet2.A43:Sheet2.B73 Sheet2.G43:Sheet2.G73" svg:x="0.319cm" svg:y="0.18cm" svg:width="12.481cm" svg:height="8.645cm">
          <chartooo:coordinate-region svg:x="1.046cm" svg:y="0.38cm" svg:width="11.56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43:Sheet2.B73" chart:class="chart:scatter">
            <chart:domain table:cell-range-address="Sheet2.A43:Sheet2.A73"/>
            <chart:data-point chart:repeated="31"/>
          </chart:series>
          <chart:series chart:style-name="ch7" chart:values-cell-range-address="Sheet2.G43:Sheet2.G73" chart:class="chart:scatte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43:Sheet2.A73</svg:desc>
                </draw:g>
              </table:table-cell>
              <table:table-cell office:value-type="float" office:value="1">
                <text:p>1</text:p>
                <draw:g>
                  <svg:desc>Sheet2.B43:Sheet2.B73</svg:desc>
                </draw:g>
              </table:table-cell>
              <table:table-cell office:value-type="float" office:value="1">
                <text:p>1</text:p>
                <draw:g>
                  <svg:desc>Sheet2.G43:Sheet2.G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55">
                <text:p>0.955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51">
                <text:p>0.951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14">
                <text:p>0.914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78">
                <text:p>0.878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03">
                <text:p>0.80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713">
                <text:p>0.713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32">
                <text:p>0.632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26">
                <text:p>0.426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87">
                <text:p>0.287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4">
                <text:p>0.24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73">
                <text:p>0.273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81">
                <text:p>0.281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82">
                <text:p>0.382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484">
                <text:p>0.484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69">
                <text:p>0.569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652">
                <text:p>0.652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748">
                <text:p>0.748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82">
                <text:p>0.82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856">
                <text:p>0.85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08">
                <text:p>0.90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25">
                <text:p>0.92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735">
                <text:p>0.735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68">
                <text:p>0.68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661">
                <text:p>0.661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724">
                <text:p>0.724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796">
                <text:p>0.796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865">
                <text:p>0.865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891">
                <text:p>0.891</text:p>
              </table:table-cell>
              <table:table-cell office:value-type="float" office:value="0.891">
                <text:p>0.8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931">
                <text:p>0.931</text:p>
              </table:table-cell>
              <table:table-cell office:value-type="float" office:value="0.902">
                <text:p>0.9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19cm" svg:y="3.955cm" style:legend-expansion="high" chart:style-name="ch2"/>
        <chart:plot-area chart:style-name="ch3" table:cell-range-address="Sheet2.A6:Sheet2.B36 Sheet2.G6:Sheet2.G36" svg:x="0.319cm" svg:y="0.18cm" svg:width="12.481cm" svg:height="8.646cm">
          <chartooo:coordinate-region svg:x="1.046cm" svg:y="0.38cm" svg:width="11.56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6:Sheet2.B36" chart:class="chart:scatter">
            <chart:domain table:cell-range-address="Sheet2.A6:Sheet2.A36"/>
            <chart:data-point chart:repeated="31"/>
          </chart:series>
          <chart:series chart:style-name="ch7" chart:values-cell-range-address="Sheet2.G6:Sheet2.G36" chart:class="chart:scatte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6:Sheet2.A36</svg:desc>
                </draw:g>
              </table:table-cell>
              <table:table-cell office:value-type="float" office:value="1">
                <text:p>1</text:p>
                <draw:g>
                  <svg:desc>Sheet2.B6:Sheet2.B36</svg:desc>
                </draw:g>
              </table:table-cell>
              <table:table-cell office:value-type="float" office:value="1">
                <text:p>1</text:p>
                <draw:g>
                  <svg:desc>Sheet2.G6:Sheet2.G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37">
                <text:p>0.737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4">
                <text:p>0.64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17">
                <text:p>0.617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01">
                <text:p>0.601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76">
                <text:p>0.576</text:p>
              </table:table-cell>
              <table:table-cell office:value-type="float" office:value="0.589">
                <text:p>0.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66">
                <text:p>0.566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79">
                <text:p>0.57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8">
                <text:p>0.48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93">
                <text:p>0.393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73">
                <text:p>0.373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407">
                <text:p>0.407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98">
                <text:p>0.39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04">
                <text:p>0.50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31">
                <text:p>0.531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89">
                <text:p>0.589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03">
                <text:p>0.703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708">
                <text:p>0.708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764">
                <text:p>0.764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777">
                <text:p>0.777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806">
                <text:p>0.806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819">
                <text:p>0.819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748">
                <text:p>0.748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747">
                <text:p>0.747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2">
                <text:p>0.72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736">
                <text:p>0.736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752">
                <text:p>0.752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777">
                <text:p>0.777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808">
                <text:p>0.808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854">
                <text:p>0.854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853">
                <text:p>0.853</text:p>
              </table:table-cell>
              <table:table-cell office:value-type="float" office:value="0.832">
                <text:p>0.8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fraction number:min-integer-digits="0" number:min-numerator-digits="1" loext:max-numerator-digits="1" number:min-denominator-digits="3" loext:max-denominator-value="999"/>
    </number:number-style>
    <number:number-style style:name="N122">
      <number:fraction number:min-integer-digits="0" number:min-numerator-digits="1" loext:max-numerator-digits="1" number:min-denominator-digits="4" loext:max-denominator-value="9999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style-name="ch1">
        <chart:legend chart:legend-position="end" svg:x="13.107cm" svg:y="3.955cm" style:legend-expansion="high" chart:style-name="ch2"/>
        <chart:plot-area chart:style-name="ch3" table:cell-range-address="Sheet1.D2:Sheet1.D31 Sheet1.F2:Sheet1.G31" svg:x="0.319cm" svg:y="0.18cm" svg:width="12.469cm" svg:height="8.646cm">
          <chartooo:coordinate-region svg:x="1.39cm" svg:y="0.38cm" svg:width="11.052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31" chart:class="chart:scatter">
            <chart:domain table:cell-range-address="Sheet1.D2:Sheet1.D31"/>
            <chart:data-point chart:repeated="30"/>
          </chart:series>
          <chart:series chart:style-name="ch8" chart:values-cell-range-address="Sheet1.G2:Sheet1.G31" chart:class="chart:scatte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31</svg:desc>
                </draw:g>
              </table:table-cell>
              <table:table-cell office:value-type="float" office:value="0.987106232050822">
                <text:p>0.987106232050822</text:p>
                <draw:g>
                  <svg:desc>Sheet1.F2:Sheet1.F31</svg:desc>
                </draw:g>
              </table:table-cell>
              <table:table-cell office:value-type="float" office:value="0.99498743710662">
                <text:p>0.99498743710662</text:p>
                <draw:g>
                  <svg:desc>Sheet1.G2:Sheet1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07643153233871">
                <text:p>0.70764315323387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71487854910918">
                <text:p>0.71487854910918</text:p>
              </table:table-cell>
              <table:table-cell office:value-type="float" office:value="0.568624070307733">
                <text:p>0.568624070307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1783283099088">
                <text:p>0.31783283099088</text:p>
              </table:table-cell>
              <table:table-cell office:value-type="float" office:value="0.489897948556636">
                <text:p>0.489897948556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52915069709233">
                <text:p>0.652915069709233</text:p>
              </table:table-cell>
              <table:table-cell office:value-type="float" office:value="0.435889894354067">
                <text:p>0.435889894354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39457142363081">
                <text:p>0.539457142363081</text:p>
              </table:table-cell>
              <table:table-cell office:value-type="float" office:value="0.395811402901264">
                <text:p>0.395811402901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61512883715412">
                <text:p>0.261512883715412</text:p>
              </table:table-cell>
              <table:table-cell office:value-type="float" office:value="0.364495737776373">
                <text:p>0.364495737776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54106573148284">
                <text:p>0.354106573148284</text:p>
              </table:table-cell>
              <table:table-cell office:value-type="float" office:value="0.339116499156263">
                <text:p>0.339116499156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6530635417626">
                <text:p>0.46530635417626</text:p>
              </table:table-cell>
              <table:table-cell office:value-type="float" office:value="0.317979733805649">
                <text:p>0.3179797338056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407026245670268">
                <text:p>0.40702624567026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99065921253104">
                <text:p>0.399065921253104</text:p>
              </table:table-cell>
              <table:table-cell office:value-type="float" office:value="0.284445233584764">
                <text:p>0.2844452335847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40078462978745">
                <text:p>0.240078462978745</text:p>
              </table:table-cell>
              <table:table-cell office:value-type="float" office:value="0.270801280154532">
                <text:p>0.270801280154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04407792979892">
                <text:p>0.204407792979892</text:p>
              </table:table-cell>
              <table:table-cell office:value-type="float" office:value="0.258694949550773">
                <text:p>0.2586949495507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39833451931272">
                <text:p>0.139833451931272</text:p>
              </table:table-cell>
              <table:table-cell office:value-type="float" office:value="0.247847879612821">
                <text:p>0.247847879612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316300798415393">
                <text:p>0.316300798415393</text:p>
              </table:table-cell>
              <table:table-cell office:value-type="float" office:value="0.238047614284762">
                <text:p>0.2380476142847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19485560003158">
                <text:p>0.319485560003158</text:p>
              </table:table-cell>
              <table:table-cell office:value-type="float" office:value="0.229128784747792">
                <text:p>0.2291287847477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42818841255004">
                <text:p>0.42818841255004</text:p>
              </table:table-cell>
              <table:table-cell office:value-type="float" office:value="0.220960470246976">
                <text:p>0.220960470246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83118236744708">
                <text:p>0.383118236744708</text:p>
              </table:table-cell>
              <table:table-cell office:value-type="float" office:value="0.213437474581095">
                <text:p>0.2134374745810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970052614267766">
                <text:p>0.0970052614267766</text:p>
              </table:table-cell>
              <table:table-cell office:value-type="float" office:value="0.206474160483506">
                <text:p>0.2064741604835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50906511797978">
                <text:p>0.15090651179797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25261458562022">
                <text:p>0.125261458562022</text:p>
              </table:table-cell>
              <table:table-cell office:value-type="float" office:value="0.193956303375393">
                <text:p>0.193956303375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855830037021586">
                <text:p>0.0855830037021586</text:p>
              </table:table-cell>
              <table:table-cell office:value-type="float" office:value="0.188293774338254">
                <text:p>0.1882937743382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881190858031582">
                <text:p>0.0881190858031582</text:p>
              </table:table-cell>
              <table:table-cell office:value-type="float" office:value="0.182970655760877">
                <text:p>0.18297065576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967282146350602">
                <text:p>0.0967282146350602</text:p>
              </table:table-cell>
              <table:table-cell office:value-type="float" office:value="0.177951304200522">
                <text:p>0.177951304200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11066143637319">
                <text:p>0.211066143637319</text:p>
              </table:table-cell>
              <table:table-cell office:value-type="float" office:value="0.173205080756888">
                <text:p>0.1732050807568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33516915137119">
                <text:p>0.133516915137119</text:p>
              </table:table-cell>
              <table:table-cell office:value-type="float" office:value="0.168705478457395">
                <text:p>0.1687054784573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36814816917509">
                <text:p>0.336814816917509</text:p>
              </table:table-cell>
              <table:table-cell office:value-type="float" office:value="0.164429428743875">
                <text:p>0.164429428743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32188955004703">
                <text:p>0.132188955004703</text:p>
              </table:table-cell>
              <table:table-cell office:value-type="float" office:value="0.160356745147455">
                <text:p>0.160356745147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64600752938695">
                <text:p>0.164600752938695</text:p>
              </table:table-cell>
              <table:table-cell office:value-type="float" office:value="0.156469673166047">
                <text:p>0.156469673166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94485771568087">
                <text:p>0.194485771568087</text:p>
              </table:table-cell>
              <table:table-cell office:value-type="float" office:value="0.152752523165195">
                <text:p>0.1527525231651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fraction number:min-integer-digits="0" number:min-numerator-digits="1" loext:max-numerator-digits="1" number:min-denominator-digits="3" loext:max-denominator-value="999"/>
    </number:number-style>
    <number:number-style style:name="N122">
      <number:fraction number:min-integer-digits="0" number:min-numerator-digits="1" loext:max-numerator-digits="1" number:min-denominator-digits="4" loext:max-denominator-value="9999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scatter" chart:style-name="ch1">
        <chart:legend chart:legend-position="end" svg:x="13.107cm" svg:y="3.954cm" style:legend-expansion="high" chart:style-name="ch2"/>
        <chart:plot-area chart:style-name="ch3" table:cell-range-address="Sheet1.D64:Sheet1.D93 Sheet1.F64:Sheet1.G93" svg:x="0.319cm" svg:y="0.18cm" svg:width="12.469cm" svg:height="8.645cm">
          <chartooo:coordinate-region svg:x="1.39cm" svg:y="0.38cm" svg:width="11.052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64:Sheet1.F93" chart:class="chart:scatter">
            <chart:domain table:cell-range-address="Sheet1.D64:Sheet1.D93"/>
            <chart:data-point chart:repeated="30"/>
          </chart:series>
          <chart:series chart:style-name="ch8" chart:values-cell-range-address="Sheet1.G64:Sheet1.G93" chart:class="chart:scatte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64:Sheet1.D93</svg:desc>
                </draw:g>
              </table:table-cell>
              <table:table-cell office:value-type="float" office:value="0.0194038110664641">
                <text:p>0.0194038110664641</text:p>
                <draw:g>
                  <svg:desc>Sheet1.F64:Sheet1.F93</svg:desc>
                </draw:g>
              </table:table-cell>
              <table:table-cell office:value-type="float" office:value="0.1">
                <text:p>0.1</text:p>
                <draw:g>
                  <svg:desc>Sheet1.G64:Sheet1.G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72466941311709">
                <text:p>0.007246694131170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97588890971276">
                <text:p>0.09758889097127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221368947745727">
                <text:p>0.0022136894774572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22699925834606">
                <text:p>0.02226999258346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757040245436107">
                <text:p>0.07570402454361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94127747083764">
                <text:p>0.1941277470837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98972888826925">
                <text:p>0.99897288882692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88939779689551">
                <text:p>0.98893977968955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05798750281531">
                <text:p>0.50579875028153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00758442365465">
                <text:p>0.80075844236546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781382221997177">
                <text:p>0.78138222199717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416877390377533">
                <text:p>0.4168773903775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714531262903">
                <text:p>0.71453126290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497803676742015">
                <text:p>0.4978036767420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61538910870952">
                <text:p>0.16153891087095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88406096042142">
                <text:p>0.38840609604214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442569465602728">
                <text:p>0.04425694656027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278956763644052">
                <text:p>0.027895676364405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143599871849617">
                <text:p>0.001435998718496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260928606584674">
                <text:p>0.0026092860658467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77521623193967">
                <text:p>0.9775216231939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694822103908953">
                <text:p>0.69482210390895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9023206301002">
                <text:p>0.2902320630100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60605837046131">
                <text:p>0.56060583704613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28680380145991">
                <text:p>0.1286803801459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154129194453942">
                <text:p>0.015412919445394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503441870709335">
                <text:p>0.05034418707093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611683460168849">
                <text:p>0.0061168346016884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49525191119394">
                <text:p>0.0049525191119394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